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A0000039BEB3F6ED4092EBFE4.png" manifest:media-type="image/png"/>
  <manifest:file-entry manifest:full-path="Pictures/100000000000026D0000039BBE37C65F9D661CEB.png" manifest:media-type="image/png"/>
  <manifest:file-entry manifest:full-path="Pictures/100000000000026D0000039BF996A13E08BB5E46.png" manifest:media-type="image/png"/>
  <manifest:file-entry manifest:full-path="Pictures/10000000000002640000039BDD3502E77268A788.png" manifest:media-type="image/png"/>
  <manifest:file-entry manifest:full-path="Pictures/10000000000002590000039B75554FEBE560CC2A.png" manifest:media-type="image/png"/>
  <manifest:file-entry manifest:full-path="Pictures/10000000000002640000039B9C7F8C6BABA83B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8cm, 0cm, 0cm, 0cm)" draw:image-opacity="100%" style:mirror="non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8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51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6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  <style:text-properties style:font-name="Liberation Sans1" fo:font-size="18pt" fo:font-style="normal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8.624cm" svg:height="13cm" svg:x="5.876cm" svg:y="0.5cm">
          <draw:image xlink:href="Pictures/10000000000002640000039B9C7F8C6BABA83B6D.png" xlink:type="simple" xlink:show="embed" xlink:actuate="onLoad" draw:mime-type="image/png">
            <text:p/>
          </draw:image>
        </draw:frame>
        <draw:g>
          <svg:title>TexMaths</svg:title>
          <svg:desc>28§display§\theta = 0.86
§svg§600§FALSE§</svg:desc>
          <draw:path draw:style-name="gr3" draw:text-style-name="P4" draw:layer="layout" svg:width="3.404cm" svg:height="0.612cm" svg:x="0.509cm" svg:y="1.336cm" svg:viewBox="0 0 3405 613" svg:d="M0 0c1135 0 2270 0 3405 0 0 204 0 409 0 613-1135 0-2270 0-3405 0 0-204 0-409 0-613z">
            <text:p/>
          </draw:path>
          <draw:path draw:style-name="gr4" draw:text-style-name="P5" draw:layer="layout" svg:width="0.405cm" svg:height="0.702cm" svg:x="0.501cm" svg:y="1.286cm" svg:viewBox="0 0 406 703" svg:d="M406 202c0-65-20-202-118-202-137 0-288 277-288 501 0 93 28 202 118 202 137 0 288-283 288-501zM104 336c16-62 36-143 75-210 25-50 62-104 107-104 47 0 56 62 56 118 0 48-9 98-34 196-68 0-136 0-204 0zM300 367c-12 45-31 129-68 199-36 67-72 114-114 114-34 0-54-28-54-117 0-42 6-98 31-196 68 0 136 0 205 0z">
            <text:p/>
          </draw:path>
          <draw:path draw:style-name="gr4" draw:text-style-name="P5" draw:layer="layout" svg:width="0.651cm" svg:height="0.229cm" svg:x="1.277cm" svg:y="1.619cm" svg:viewBox="0 0 652 230" svg:d="M619 39c17 0 33 0 33-19 0-20-16-20-30-20-197 0-394 0-591 0-14 0-31 0-31 20 0 19 17 19 34 19 195 0 390 0 585 0zM622 230c14 0 30 0 30-20s-16-20-33-20c-195 0-390 0-585 0-17 0-34 0-34 20s17 20 31 20c197 0 394 0 591 0z">
            <text:p/>
          </draw:path>
          <draw:path draw:style-name="gr4" draw:text-style-name="P5" draw:layer="layout" svg:width="0.411cm" svg:height="0.674cm" svg:x="2.299cm" svg:y="1.325cm" svg:viewBox="0 0 412 675" svg:d="M412 339c0-79-3-157-40-230-44-95-126-109-165-109-59 0-131 25-171 115-33 70-36 145-36 224 0 73 3 162 42 238 42 78 115 98 162 98 54 0 129-20 171-115 34-67 37-143 37-221zM204 652c-36 0-95-22-112-117-11-59-11-149-11-207 0-65 0-129 6-182 19-115 92-126 117-126 34 0 98 19 118 114 8 56 8 132 8 194 0 72 0 140-11 201-14 95-70 123-115 123z">
            <text:p/>
          </draw:path>
          <draw:path draw:style-name="gr4" draw:text-style-name="P5" draw:layer="layout" svg:width="0.103cm" svg:height="0.103cm" svg:x="2.836cm" svg:y="1.874cm" svg:viewBox="0 0 104 104" svg:d="M104 53c0-28-26-53-54-53s-50 25-50 53 22 51 50 51 54-23 54-51z">
            <text:p/>
          </draw:path>
          <draw:path draw:style-name="gr4" draw:text-style-name="P5" draw:layer="layout" svg:width="0.405cm" svg:height="0.674cm" svg:x="3.066cm" svg:y="1.325cm" svg:viewBox="0 0 406 675" svg:d="M118 204c-45-30-48-61-48-78 0-62 62-104 132-104 72 0 134 54 134 124 0 56-36 103-95 137-41-26-82-52-123-79zM260 297c73-37 121-87 121-151 0-90-87-146-177-146-98 0-179 73-179 162 0 20 3 62 45 110 8 11 45 36 70 53-56 28-140 84-140 179 0 104 101 171 202 171 112 0 204-81 204-188 0-33-8-78-48-120-16-20-33-31-98-70zM162 339c41 25 83 50 124 75 25 20 72 51 72 110 0 72-72 123-154 123-84 0-156-62-156-143 0-56 30-118 114-165z">
            <text:p/>
          </draw:path>
          <draw:path draw:style-name="gr4" draw:text-style-name="P5" draw:layer="layout" svg:width="0.408cm" svg:height="0.674cm" svg:x="3.556cm" svg:y="1.325cm" svg:viewBox="0 0 409 675" svg:d="M90 330c0-7 0-15 0-22 0-249 120-286 170-286 26 0 68 9 87 40-14 0-53 0-53 44 0 31 22 45 45 45 17 0 45-8 45-45 0-58-42-106-124-106-126 0-260 126-260 342 0 263 115 333 207 333 109 0 202-93 202-221 0-126-87-219-196-219-67 0-104 48-123 95zM207 647c-61 0-92-59-98-73-17-48-17-126-17-143 0-75 31-173 118-173 17 0 62 0 92 58 17 37 17 87 17 135 0 47 0 98-17 131-28 59-72 65-95 65z">
            <text:p/>
          </draw:path>
        </draw:g>
        <draw:frame draw:style-name="gr5" draw:text-style-name="P3" draw:layer="layout" svg:width="9.449cm" svg:height="14.139cm" svg:x="15.051cm" svg:y="0cm">
          <draw:image xlink:href="Pictures/10000000000002590000039B75554FEBE560CC2A.png" xlink:type="simple" xlink:show="embed" xlink:actuate="onLoad" draw:mime-type="image/png">
            <text:p/>
          </draw:image>
        </draw:frame>
        <draw:g>
          <svg:title>TexMaths</svg:title>
          <svg:desc>28§display§\kappa_1 = \kappa - \frac{\Delta x^2}{6} \frac{d \mu_0}{d \rho}§svg§600§FALSE§</svg:desc>
          <draw:path draw:style-name="gr3" draw:text-style-name="P4" draw:layer="layout" svg:width="5.463cm" svg:height="1.502cm" svg:x="7cm" svg:y="13.93cm" svg:viewBox="0 0 5464 1503" svg:d="M2733 1503c-911 0-1822 0-2733 0 0-501 0-1002 0-1503 1821 0 3643 0 5464 0 0 501 0 1002 0 1503-910 0-1820 0-2731 0z">
            <text:p/>
          </draw:path>
          <draw:path draw:style-name="gr4" draw:text-style-name="P5" draw:layer="layout" svg:width="0.34cm" svg:height="0.294cm" svg:x="7.004cm" svg:y="14.59cm" svg:viewBox="0 0 341 295" svg:d="M2 264c-2 7-2 9-2 15 0 11 8 16 20 16 20 0 24-14 30-37 8-22 4-11 33-121 58 4 119 14 119 56 0 6 0 10-2 15-2 11-4 19-4 22 0 39 28 65 66 65 22 0 39-11 53-33 18-28 26-65 26-67 0-7-6-7-8-7-8 0-8 3-10 13-14 44-29 80-61 80-14 0-22-8-22-32 0-9 4-24 6-35 2-6 4-15 4-23 0-61-97-65-135-67 22-11 44-29 64-44 31-24 51-41 79-52 0 4-2 11-2 15 0 7 4 22 26 22 21 0 37-19 37-35 0-6-4-23-27-23-44 0-84 32-115 56-48 39-64 48-90 56 2-8 10-39 14-50 4-17 14-49 14-50 0-12-10-19-22-19-2 0-22 0-28 24-21 80-42 160-63 240z">
            <text:p/>
          </draw:path>
          <draw:path draw:style-name="gr4" draw:text-style-name="P5" draw:layer="layout" svg:width="0.178cm" svg:height="0.302cm" svg:x="7.418cm" svg:y="14.674cm" svg:viewBox="0 0 179 303" svg:d="M111 13c0-13 0-13-14-13-32 28-75 28-97 28 0 5 0 11 0 17 12 0 46 0 71-13 0 78 0 156 0 234 0 15 0 20-47 20-7 0-13 0-20 0 0 6 0 11 0 17 10 0 69-2 87-2 16 0 78 2 88 2 0-6 0-11 0-17-6 0-12 0-18 0-50 0-50-5-50-20 0-85 0-169 0-253z">
            <text:p/>
          </draw:path>
          <draw:path draw:style-name="gr4" draw:text-style-name="P5" draw:layer="layout" svg:width="0.461cm" svg:height="0.153cm" svg:x="7.912cm" svg:y="14.638cm" svg:viewBox="0 0 462 154" svg:d="M438 26c12 0 24 0 24-13s-12-13-22-13c-139 0-279 0-418 0-10 0-22 0-22 13s12 13 24 13c138 0 276 0 414 0zM440 154c10 0 22-1 22-15s-12-13-24-13c-138 0-276 0-414 0-12 0-24-1-24 13s12 15 22 15c139 0 279 0 418 0z">
            <text:p/>
          </draw:path>
          <draw:path draw:style-name="gr4" draw:text-style-name="P5" draw:layer="layout" svg:width="0.342cm" svg:height="0.294cm" svg:x="8.646cm" svg:y="14.59cm" svg:viewBox="0 0 343 295" svg:d="M4 264c-4 7-4 9-4 15 0 11 10 16 20 16 22 0 26-14 32-37 6-22 2-11 31-121 60 4 119 14 119 56 0 6 0 10 0 15-4 11-4 19-4 22 0 39 28 65 64 65 24 0 41-11 55-33 16-28 26-65 26-67 0-7-6-7-10-7-6 0-6 3-8 13-14 44-29 80-61 80-14 0-22-8-22-32 0-9 2-24 6-35 0-6 2-15 2-23 0-61-95-65-135-67 24-11 46-29 64-44 33-24 53-41 81-52-2 4-4 11-4 15 0 7 6 22 26 22 23 0 37-19 37-35 0-6-2-23-27-23-42 0-84 32-113 56-48 39-66 48-90 56 2-8 10-39 14-50 4-17 12-49 12-50 0-12-8-19-20-19-2 0-22 0-28 24-21 80-42 160-63 240z">
            <text:p/>
          </draw:path>
          <draw:path draw:style-name="gr4" draw:text-style-name="P5" draw:layer="layout" svg:width="0.423cm" svg:height="0.025cm" svg:x="9.223cm" svg:y="14.702cm" svg:viewBox="0 0 424 26" svg:d="M401 26c12 0 23 0 23-13s-11-13-23-13c-126 0-252 0-377 0-12 0-24 0-24 13s12 13 24 13c125 0 251 0 377 0z">
            <text:p/>
          </draw:path>
          <draw:path draw:style-name="gr4" draw:text-style-name="P5" draw:layer="layout" svg:width="0.515cm" svg:height="0.467cm" svg:x="9.977cm" svg:y="13.969cm" svg:viewBox="0 0 516 468" svg:d="M276 13c-4-9-6-13-18-13s-14 4-18 13c-79 147-157 295-236 442-4 6-3 5-4 8 0 5 6 5 16 5 161 0 323 0 484 0 12 0 16 0 16-5-2-3 0-2-4-8-79-147-158-295-236-442zM236 67c62 117 124 234 186 351-124 0-249 0-374 0 62-117 125-234 188-351z">
            <text:p/>
          </draw:path>
          <draw:path draw:style-name="gr4" draw:text-style-name="P5" draw:layer="layout" svg:width="0.346cm" svg:height="0.294cm" svg:x="10.546cm" svg:y="14.15cm" svg:viewBox="0 0 347 295" svg:d="M212 91c4-17 20-78 70-78 4 0 19 0 33 9-17 4-31 19-31 36 0 9 6 22 25 22 16 0 38-11 38-37 0-34-42-43-65-43-40 0-64 33-74 48-16-42-53-48-75-48-72 0-111 84-111 100 0 6 6 6 8 6 6 0 8-2 10-8 23-68 69-85 93-85 12 0 38 6 38 45 0 20-12 63-38 154-12 41-36 69-68 69-4 0-19 0-33-10 18-2 31-16 31-35 0-17-13-22-25-22-20 0-38 16-38 37 0 31 34 44 65 44 46 0 72-46 74-50 8 24 34 50 75 50 72 0 111-85 111-100 0-7-6-7-8-7-6 0-8 2-10 7-21 69-69 86-93 86-26 0-37-21-37-43 0-15 3-30 11-58 8-29 16-59 24-89z">
            <text:p/>
          </draw:path>
          <draw:path draw:style-name="gr4" draw:text-style-name="P5" draw:layer="layout" svg:width="0.215cm" svg:height="0.302cm" svg:x="10.955cm" svg:y="13.897cm" svg:viewBox="0 0 216 303" svg:d="M216 221c-6 0-12 0-18 0 0 9-6 37-12 41-4 2-41 2-47 2-31 0-61 0-91 0 51-41 69-54 99-76 35-26 69-56 69-99 0-56-51-89-115-89-59 0-101 41-101 82 0 24 22 26 26 26 12 0 26-8 26-24 0-8-4-25-28-25 14-33 47-42 71-42 48 0 74 35 74 72 0 41-30 71-46 88-39 36-78 73-117 109-6 4-6 4-6 17 67 0 134 0 200 0 6-27 11-55 16-82z">
            <text:p/>
          </draw:path>
          <draw:path draw:style-name="gr4" draw:text-style-name="P5" draw:layer="layout" svg:width="1.29cm" svg:height="0.025cm" svg:x="9.945cm" svg:y="14.702cm" svg:viewBox="0 0 1291 26" svg:d="M647 26c-216 0-431 0-647 0 0-9 0-17 0-26 430 0 861 0 1291 0 0 9 0 17 0 26-215 0-430 0-644 0z">
            <text:p/>
          </draw:path>
          <draw:path draw:style-name="gr4" draw:text-style-name="P5" draw:layer="layout" svg:width="0.289cm" svg:height="0.449cm" svg:x="10.445cm" svg:y="14.891cm" svg:viewBox="0 0 290 450" svg:d="M63 221c0-5 0-11 0-17 0-163 88-187 123-187 16 0 46 3 60 26-10 0-38 0-38 29 0 21 18 30 32 30 12 0 34-5 34-31 0-39-32-71-90-71-89 0-184 84-184 229 0 174 81 221 147 221 77 0 143-62 143-149 0-82-62-145-139-145-48 0-74 34-88 65zM147 431c-44 0-66-39-70-48-12-32-12-84-12-95 0-52 22-117 86-117 10 0 41 0 63 41 14 24 14 57 14 89s0 63-12 87c-22 39-53 43-69 43z">
            <text:p/>
          </draw:path>
          <draw:path draw:style-name="gr4" draw:text-style-name="P5" draw:layer="layout" svg:width="0.33cm" svg:height="0.46cm" svg:x="11.433cm" svg:y="13.984cm" svg:viewBox="0 0 331 461" svg:d="M331 7c-3-2 0-7-10-7s-75 6-87 7c-6 0-10 4-10 13 0 8 6 8 16 8 34 0 36 4 36 11-1 4-2 9-2 13-14 51-28 103-42 154-14-24-34-41-65-41-82 0-167 95-167 190 0 61 38 106 91 106 14 0 50-4 91-50 6 28 30 50 64 50 24 0 40-15 52-37 11-23 14-42 21-64 0-7-8-7-10-7-6 0-8 2-10 11-11 43-23 82-51 82-20 0-22-17-22-30 0-17 2-20 4-31 34-126 68-252 101-378zM186 375c-4 11-4 13-13 24-32 36-60 47-80 47-35 0-43-35-43-61 0-34 21-114 37-143 22-39 54-64 82-64 43 0 53 54 53 58s0 7-2 11c-11 43-22 86-34 128z">
            <text:p/>
          </draw:path>
          <draw:path draw:style-name="gr4" draw:text-style-name="P5" draw:layer="layout" svg:width="0.376cm" svg:height="0.428cm" svg:x="11.788cm" svg:y="14.15cm" svg:viewBox="0 0 377 429" svg:d="M141 59c2-14 10-39 10-42 0-11-8-17-20-17-2 0-22 0-28 22-34 126-67 252-101 377-2 10-2 10-2 12 0 9 8 18 20 18 14 0 22-13 24-15 2-5 12-39 37-139 24 17 54 20 70 20 47 0 75-29 91-48 6 30 32 48 63 48 24 0 40-14 52-37 12-22 13-42 20-63 0-7-6-7-8-7-6 0-8 2-10 11-12 43-24 82-52 82-19 0-21-17-21-30 0-15 8-45 13-69 7-23 14-47 20-71 2-9 8-33 12-44 4-15 10-39 10-43 0-11-10-18-20-18-4 0-22 1-27 24-11 40-22 80-32 121-8 33-16 61-18 66-2 4-36 64-91 64-36 0-52-23-52-58 0-19 4-37 10-54 10-36 20-73 30-110z">
            <text:p/>
          </draw:path>
          <draw:path draw:style-name="gr4" draw:text-style-name="P5" draw:layer="layout" svg:width="0.225cm" svg:height="0.311cm" svg:x="12.212cm" svg:y="14.231cm" svg:viewBox="0 0 226 312" svg:d="M226 158c0-50-6-86-28-119-16-20-45-39-85-39-113 0-113 124-113 158 0 33 0 154 113 154s113-121 113-154zM113 299c-22 0-52-11-61-48-8-28-8-65-8-99 0-33 0-68 8-93 9-37 41-46 61-46 26 0 52 15 60 41 7 26 9 57 9 98 0 34 0 67-7 97-8 41-42 50-62 50z">
            <text:p/>
          </draw:path>
          <draw:path draw:style-name="gr4" draw:text-style-name="P5" draw:layer="layout" svg:width="1.094cm" svg:height="0.025cm" svg:x="11.405cm" svg:y="14.702cm" svg:viewBox="0 0 1095 26" svg:d="M547 26c-182 0-365 0-547 0 0-9 0-17 0-26 365 0 730 0 1095 0 0 9 0 17 0 26-183 0-365 0-548 0z">
            <text:p/>
          </draw:path>
          <draw:path draw:style-name="gr4" draw:text-style-name="P5" draw:layer="layout" svg:width="0.332cm" svg:height="0.46cm" svg:x="11.617cm" svg:y="14.872cm" svg:viewBox="0 0 333 461" svg:d="M333 7c-3-2 0-7-10-7s-77 7-89 7c-4 2-8 4-8 13 0 8 6 8 16 8 34 0 36 5 36 11-1 4-2 9-2 13-15 51-29 103-44 154-12-24-32-41-63-41-82 0-169 95-169 192 0 61 40 104 93 104 14 0 50-4 91-49 6 27 30 49 64 49 24 0 40-15 51-36 12-24 14-43 20-65 0-7-6-7-8-7-6 0-8 4-10 13-11 41-23 80-51 80-20 0-22-17-22-30 0-15 2-20 4-31 34-126 67-252 101-378zM188 375c-4 13-4 13-13 24-32 36-60 47-80 47-35 0-45-35-45-61 0-32 23-114 39-143 22-38 52-62 80-62 45 0 55 51 55 56s0 9-2 11c-11 43-22 86-34 128z">
            <text:p/>
          </draw:path>
          <draw:path draw:style-name="gr4" draw:text-style-name="P5" draw:layer="layout" svg:width="0.328cm" svg:height="0.428cm" svg:x="11.974cm" svg:y="15.038cm" svg:viewBox="0 0 329 429" svg:d="M2 401c-2 8-1 7-2 10 0 11 8 18 20 18 14 0 22-13 24-15 4-5 25-93 43-163 14 26 38 44 70 44 81 0 172-92 172-189 0-69-47-106-97-106-67 0-141 65-163 145-22 85-45 171-67 256zM157 281c-50 0-60-52-60-58 0-4 2-17 4-24 20-73 28-97 44-123 30-48 63-61 85-61 26 0 48 18 48 63 0 35-20 110-38 141-24 41-58 62-83 62z">
            <text:p/>
          </draw:path>
        </draw:g>
        <draw:g>
          <svg:title>TexMaths</svg:title>
          <svg:desc>28§display§\kappa_1 = \kappa§svg§600§FALSE§</svg:desc>
          <draw:path draw:style-name="gr3" draw:text-style-name="P4" draw:layer="layout" svg:width="2.172cm" svg:height="0.476cm" svg:x="18.041cm" svg:y="14.473cm" svg:viewBox="0 0 2173 477" svg:d="M0 0c724 0 1449 0 2173 0 0 159 0 318 0 477-724 0-1449 0-2173 0 0-159 0-318 0-477z">
            <text:p/>
          </draw:path>
          <draw:path draw:style-name="gr4" draw:text-style-name="P5" draw:layer="layout" svg:width="0.381cm" svg:height="0.439cm" svg:x="18.043cm" svg:y="14.423cm" svg:viewBox="0 0 382 440" svg:d="M4 393c-4 14-4 17-4 22 0 17 11 25 24 25 22 0 27-22 33-53 7-36 3-16 36-181 66 3 134 20 134 84 0 5 0 11-2 22-4 14-4 25-4 34 0 55 31 94 71 94 26 0 46-16 61-50 20-39 20-65 29-97 0-11-7-11-9-11-9 0-9 2-11 16-15 67-33 123-68 123-16 0-25-14-25-47 0-14 3-39 7-56 0-9 2-20 2-31 0-92-106-100-150-100 27-20 51-45 73-67 35-39 57-61 88-78-2 5-4 17-4 22 0 11 7 34 31 34s42-28 42-53c0-9-5-34-33-34-47 0-93 48-126 84-53 58-71 72-100 83 3-11 11-58 16-75 4-25 13-72 13-78 0-17-9-25-22-25-2 0-24 0-31 36-23 119-47 238-71 357z">
            <text:p/>
          </draw:path>
          <draw:path draw:style-name="gr4" draw:text-style-name="P5" draw:layer="layout" svg:width="0.198cm" svg:height="0.453cm" svg:x="18.507cm" svg:y="14.546cm" svg:viewBox="0 0 199 454" svg:d="M124 20c0-17-3-20-18-20-33 45-84 45-106 45 0 8 0 16 0 25 13 0 49 0 80-20 0 116 0 232 0 349 0 22 0 30-56 30-6 0-13 0-20 0 0 9 0 17 0 25 9 0 78-2 98-2 15 0 84 2 97 2 0-8 0-16 0-25-8 0-15 0-22 0-53 0-53-8-53-30 0-127 0-253 0-379z">
            <text:p/>
          </draw:path>
          <draw:path draw:style-name="gr4" draw:text-style-name="P5" draw:layer="layout" svg:width="0.516cm" svg:height="0.228cm" svg:x="19.055cm" svg:y="14.495cm" svg:viewBox="0 0 517 229" svg:d="M490 39c11 0 27 0 27-19 0-20-16-20-27-20-154 0-309 0-463 0-12 0-27 0-27 20 0 19 15 19 27 19 154 0 309 0 463 0zM490 229c11 0 27 0 27-20 0-19-16-19-27-19-154 0-309 0-463 0-12 0-27 0-27 19 0 20 15 20 27 20 154 0 309 0 463 0z">
            <text:p/>
          </draw:path>
          <draw:path draw:style-name="gr4" draw:text-style-name="P5" draw:layer="layout" svg:width="0.379cm" svg:height="0.439cm" svg:x="19.874cm" svg:y="14.423cm" svg:viewBox="0 0 380 440" svg:d="M2 393c-2 14-2 17-2 22 0 17 9 25 22 25 22 0 27-22 33-53 9-36 5-16 38-181 64 3 132 20 132 84 0 5 0 11-2 22-2 14-4 25-4 34 0 55 31 94 73 94 24 0 44-16 59-50 20-39 19-65 29-97 0-11-7-11-9-11-9 0-9 2-11 16-15 67-33 123-68 123-16 0-25-14-25-47 0-14 2-39 7-56 2-9 4-20 4-31 0-92-108-100-152-100 26-20 51-45 73-67 35-39 57-61 88-78 0 5-4 17-4 22 0 11 6 34 31 34 24 0 42-28 42-53 0-9-5-34-31-34-49 0-93 48-128 84-53 58-71 72-100 83 2-11 11-58 16-75 4-25 13-72 13-78 0-17-9-25-22-25-2 0-24 0-31 36-24 119-47 238-71 357z">
            <text:p/>
          </draw:path>
        </draw:g>
        <draw:g>
          <svg:title>TexMaths</svg:title>
          <svg:desc>28§display§\Delta v = 0.00064§svg§600§FALSE§</svg:desc>
          <draw:path draw:style-name="gr3" draw:text-style-name="P4" draw:layer="layout" svg:width="5.734cm" svg:height="0.619cm" svg:x="0.503cm" svg:y="8.05cm" svg:viewBox="0 0 5735 620" svg:d="M0 0c1912 0 3823 0 5735 0 0 207 0 413 0 620-1912 0-3823 0-5735 0 0-207 0-413 0-620z">
            <text:p/>
          </draw:path>
          <draw:path draw:style-name="gr4" draw:text-style-name="P5" draw:layer="layout" svg:width="0.724cm" svg:height="0.697cm" svg:x="0.5cm" svg:y="8cm" svg:viewBox="0 0 725 698" svg:d="M386 17c-5-11-8-17-25-17s-20 6-25 17c-111 220-222 441-333 661-3 9-3 11-3 14 0 6 6 6 20 6 227 0 455 0 683 0 16 0 22 0 22-6 0-3 0-5-6-14-111-220-222-441-333-661zM330 98c88 175 176 351 263 527-176 0-352 0-529 0 89-176 178-352 266-527z">
            <text:p/>
          </draw:path>
          <draw:path draw:style-name="gr4" draw:text-style-name="P5" draw:layer="layout" svg:width="0.43cm" svg:height="0.44cm" svg:x="1.3cm" svg:y="8.268cm" svg:viewBox="0 0 431 441" svg:d="M431 67c0-53-25-67-42-67-25 0-50 25-50 47 0 12 5 17 16 28 20 20 34 45 34 81 0 39-59 263-176 263-48 0-73-34-73-84 0-56 28-126 59-207 5-16 11-30 11-50 0-42-31-78-81-78-93 0-129 140-129 151 0 8 8 8 11 8 11 0 11-3 17-17 28-97 70-122 98-122 8 0 25 0 25 33 0 22-11 50-17 67-42 114-56 159-56 201 0 106 87 120 132 120 165 0 221-324 221-374z">
            <text:p/>
          </draw:path>
          <draw:path draw:style-name="gr4" draw:text-style-name="P5" draw:layer="layout" svg:width="0.651cm" svg:height="0.228cm" svg:x="2.112cm" svg:y="8.34cm" svg:viewBox="0 0 652 229" svg:d="M619 39c16 0 33 0 33-19 0-20-17-20-31-20-197 0-393 0-590 0-14 0-31 0-31 20 0 19 17 19 34 19 195 0 390 0 585 0zM621 229c14 0 31 0 31-20 0-19-17-19-33-19-195 0-390 0-585 0-17 0-34 0-34 19 0 20 17 20 31 20 197 0 393 0 590 0z">
            <text:p/>
          </draw:path>
          <draw:path draw:style-name="gr4" draw:text-style-name="P5" draw:layer="layout" svg:width="0.41cm" svg:height="0.672cm" svg:x="3.134cm" svg:y="8.047cm" svg:viewBox="0 0 411 673" svg:d="M411 338c0-78-2-154-39-226-45-95-126-112-165-112-59 0-131 28-171 117-33 67-36 143-36 221 0 75 3 162 42 237 42 78 115 98 162 98 53 0 129-20 171-115 34-67 36-142 36-220zM204 650c-36 0-95-22-112-117-11-59-11-148-11-206 0-62 0-126 9-179 16-117 92-126 114-126 34 0 98 17 118 115 8 56 8 128 8 190 0 72 0 139-11 203-14 92-70 120-115 120z">
            <text:p/>
          </draw:path>
          <draw:path draw:style-name="gr4" draw:text-style-name="P5" draw:layer="layout" svg:width="0.103cm" svg:height="0.102cm" svg:x="3.671cm" svg:y="8.594cm" svg:viewBox="0 0 104 103" svg:d="M104 53c0-28-24-53-54-53-29 0-50 25-50 53s21 50 50 50c30 0 54-22 54-50z">
            <text:p/>
          </draw:path>
          <draw:path draw:style-name="gr4" draw:text-style-name="P5" draw:layer="layout" svg:width="0.413cm" svg:height="0.672cm" svg:x="3.898cm" svg:y="8.047cm" svg:viewBox="0 0 414 673" svg:d="M414 338c0-78-5-154-39-226-48-95-126-112-168-112-59 0-131 28-171 117-30 67-36 143-36 221 0 75 3 162 45 237 42 78 112 98 162 98 53 0 126-20 171-115 31-67 36-142 36-220zM207 650c-39 0-98-22-115-117-11-59-11-148-11-206 0-62 0-126 9-179 16-117 92-126 117-126 31 0 95 17 115 115 8 56 8 128 8 190 0 72 0 139-8 203-17 92-73 120-115 120z">
            <text:p/>
          </draw:path>
          <draw:path draw:style-name="gr4" draw:text-style-name="P5" draw:layer="layout" svg:width="0.413cm" svg:height="0.672cm" svg:x="4.388cm" svg:y="8.047cm" svg:viewBox="0 0 414 673" svg:d="M414 338c0-78-3-154-39-226-45-95-126-112-165-112-62 0-132 28-174 117-30 67-36 143-36 221 0 75 6 162 45 237 42 78 115 98 162 98 53 0 129-20 171-115 33-67 36-142 36-220zM207 650c-39 0-95-22-115-117-8-59-8-148-8-206 0-62 0-126 6-179 19-117 92-126 117-126 34 0 98 17 118 115 8 56 8 128 8 190 0 72 0 139-11 203-14 92-70 120-115 120z">
            <text:p/>
          </draw:path>
          <draw:path draw:style-name="gr4" draw:text-style-name="P5" draw:layer="layout" svg:width="0.413cm" svg:height="0.672cm" svg:x="4.88cm" svg:y="8.047cm" svg:viewBox="0 0 414 673" svg:d="M414 338c0-78-5-154-39-226-45-95-126-112-168-112-59 0-131 28-171 117-30 67-36 143-36 221 0 75 3 162 45 237 42 78 115 98 162 98 53 0 126-20 171-115 31-67 36-142 36-220zM207 650c-39 0-98-22-115-117-11-59-11-148-11-206 0-62 0-126 9-179 19-117 92-126 117-126 31 0 98 17 115 115 11 56 11 128 11 190 0 72 0 139-11 203-14 92-70 120-115 120z">
            <text:p/>
          </draw:path>
          <draw:path draw:style-name="gr4" draw:text-style-name="P5" draw:layer="layout" svg:width="0.405cm" svg:height="0.672cm" svg:x="5.376cm" svg:y="8.047cm" svg:viewBox="0 0 406 673" svg:d="M87 332c0-8 0-17 0-25 0-246 123-282 173-282 23 0 65 6 87 39-17 0-56 0-56 45 0 31 25 44 48 44 14 0 44-8 44-47 0-59-44-106-126-106-125 0-257 128-257 343 0 260 112 330 204 330 109 0 202-93 202-221 0-123-87-218-196-218-67 0-104 51-123 98zM204 645c-61 0-92-59-98-73-16-45-16-123-16-142 0-76 30-173 120-173 14 0 61 0 92 61 17 36 17 87 17 134 0 45 0 95-17 128-31 59-75 65-98 65z">
            <text:p/>
          </draw:path>
          <draw:path draw:style-name="gr4" draw:text-style-name="P5" draw:layer="layout" svg:width="0.436cm" svg:height="0.658cm" svg:x="5.851cm" svg:y="8.039cm" svg:viewBox="0 0 437 659" svg:d="M263 500c0 27 0 55 0 83 0 37-3 45-75 45-7 0-14 0-20 0 0 10 0 20 0 31 39-3 89-3 131-3s96 0 135 3c0-11 0-21 0-31-7 0-13 0-20 0-73 0-75-8-75-45 0-28 0-56 0-83 32 0 65 0 98 0 0-11 0-21 0-31-33 0-66 0-98 0 0-148 0-296 0-444 0-19 0-25-17-25-9 0-11 0-20 11-100 153-201 305-302 458 0 10 0 20 0 31 88 0 175 0 263 0zM269 469c-81 0-161 0-241 0 80-122 160-244 241-366 0 122 0 244 0 366z">
            <text:p/>
          </draw:path>
        </draw:g>
        <draw:g>
          <svg:title>TexMaths</svg:title>
          <svg:desc>28§display§\Delta v = 0.0022§svg§600§FALSE§</svg:desc>
          <draw:path draw:style-name="gr3" draw:text-style-name="P4" draw:layer="layout" svg:width="5.221cm" svg:height="0.619cm" svg:x="21.779cm" svg:y="14.19cm" svg:viewBox="0 0 5222 620" svg:d="M0 0c1741 0 3481 0 5222 0 0 207 0 413 0 620-1741 0-3481 0-5222 0 0-207 0-413 0-620z">
            <text:p/>
          </draw:path>
          <draw:path draw:style-name="gr4" draw:text-style-name="P5" draw:layer="layout" svg:width="0.724cm" svg:height="0.697cm" svg:x="21.776cm" svg:y="14.14cm" svg:viewBox="0 0 725 698" svg:d="M386 17c-5-11-8-17-25-17s-20 6-25 17c-111 220-222 441-333 661-3 9-3 11-3 14 0 6 6 6 20 6 227 0 455 0 682 0 17 0 23 0 23-6 0-3 0-5-6-14-111-220-222-441-333-661zM330 98c88 175 176 351 263 527-176 0-352 0-529 0 89-176 178-352 266-527z">
            <text:p/>
          </draw:path>
          <draw:path draw:style-name="gr4" draw:text-style-name="P5" draw:layer="layout" svg:width="0.43cm" svg:height="0.44cm" svg:x="22.576cm" svg:y="14.408cm" svg:viewBox="0 0 431 441" svg:d="M431 67c0-53-25-67-42-67-25 0-50 25-50 47 0 12 5 17 16 28 20 20 34 45 34 81 0 39-59 263-174 263-50 0-72-34-72-84 0-56 25-126 56-207 5-16 11-30 11-50 0-42-31-78-81-78-93 0-129 140-129 151 0 8 8 8 11 8 11 0 11-3 17-17 28-97 70-122 98-122 8 0 25 0 25 33 0 22-8 50-17 67-42 114-56 159-56 201 0 106 87 120 132 120 165 0 221-324 221-374z">
            <text:p/>
          </draw:path>
          <draw:path draw:style-name="gr4" draw:text-style-name="P5" draw:layer="layout" svg:width="0.654cm" svg:height="0.228cm" svg:x="23.388cm" svg:y="14.48cm" svg:viewBox="0 0 655 229" svg:d="M621 39c14 0 34 0 34-19 0-20-20-20-34-20-197 0-393 0-590 0-11 0-31 0-31 20 0 19 20 19 34 19 195 0 391 0 587 0zM621 229c14 0 34 0 34-20 0-19-20-19-34-19-196 0-392 0-587 0-14 0-34 0-34 19 0 20 20 20 31 20 197 0 393 0 590 0z">
            <text:p/>
          </draw:path>
          <draw:path draw:style-name="gr4" draw:text-style-name="P5" draw:layer="layout" svg:width="0.413cm" svg:height="0.672cm" svg:x="24.409cm" svg:y="14.187cm" svg:viewBox="0 0 414 673" svg:d="M414 338c0-78-5-154-39-226-48-95-126-112-168-112-59 0-131 28-171 117-30 67-36 143-36 221 0 75 3 162 45 237 42 78 112 98 162 98 53 0 126-20 171-115 31-67 36-142 36-220zM207 650c-39 0-98-22-115-117-11-59-11-148-11-206 0-62 0-126 9-179 16-117 92-126 117-126 31 0 95 17 115 115 11 56 11 128 11 190 0 72 0 139-11 203-17 92-73 120-115 120z">
            <text:p/>
          </draw:path>
          <draw:path draw:style-name="gr4" draw:text-style-name="P5" draw:layer="layout" svg:width="0.103cm" svg:height="0.102cm" svg:x="24.947cm" svg:y="14.734cm" svg:viewBox="0 0 104 103" svg:d="M104 53c0-28-21-53-51-53-29 0-53 25-53 53s24 50 53 50c30 0 51-22 51-50z">
            <text:p/>
          </draw:path>
          <draw:path draw:style-name="gr4" draw:text-style-name="P5" draw:layer="layout" svg:width="0.413cm" svg:height="0.672cm" svg:x="25.173cm" svg:y="14.187cm" svg:viewBox="0 0 414 673" svg:d="M414 338c0-78-5-154-39-226-45-95-126-112-168-112-59 0-131 28-171 117-30 67-36 143-36 221 0 75 3 162 45 237 42 78 115 98 162 98 53 0 126-20 171-115 31-67 36-142 36-220zM207 650c-39 0-98-22-115-117-11-59-11-148-11-206 0-62 0-126 9-179 19-117 92-126 117-126 31 0 98 17 115 115 11 56 11 128 11 190 0 72 0 139-11 203-14 92-70 120-115 120z">
            <text:p/>
          </draw:path>
          <draw:path draw:style-name="gr4" draw:text-style-name="P5" draw:layer="layout" svg:width="0.413cm" svg:height="0.672cm" svg:x="25.666cm" svg:y="14.187cm" svg:viewBox="0 0 414 673" svg:d="M414 338c0-78-5-154-39-226-48-95-126-112-168-112-59 0-131 28-171 117-33 67-36 143-36 221 0 75 3 162 42 237 45 78 115 98 162 98 53 0 129-20 174-115 31-67 36-142 36-220zM204 650c-36 0-95-22-112-117-11-59-11-148-11-206 0-62 0-126 9-179 16-117 92-126 114-126 34 0 98 17 118 115 8 56 8 128 8 190 0 72 0 139-8 203-17 92-73 120-118 120z">
            <text:p/>
          </draw:path>
          <draw:path draw:style-name="gr4" draw:text-style-name="P5" draw:layer="layout" svg:width="0.391cm" svg:height="0.649cm" svg:x="26.167cm" svg:y="14.187cm" svg:viewBox="0 0 392 650" svg:d="M76 575c34-34 69-67 103-101 154-134 213-187 213-284 0-112-87-190-207-190-112 0-185 92-185 179 0 53 50 53 53 53 17 0 51-12 51-51 0-25-17-50-54-50-5 0-8 0-11 0 23-64 76-100 132-100 89 0 131 81 131 159s-47 156-103 217c-63 69-125 138-188 207-11 11-11 14-11 36 122 0 244 0 367 0 8-57 16-113 25-170-8 0-15 0-23 0-5 31-14 73-22 89-8 6-73 6-95 6-59 0-118 0-176 0z">
            <text:p/>
          </draw:path>
          <draw:path draw:style-name="gr4" draw:text-style-name="P5" draw:layer="layout" svg:width="0.391cm" svg:height="0.649cm" svg:x="26.659cm" svg:y="14.187cm" svg:viewBox="0 0 392 650" svg:d="M76 575c34-34 69-67 103-101 154-134 213-187 213-284 0-112-90-190-207-190-112 0-185 92-185 179 0 53 48 53 50 53 17 0 54-12 54-51 0-25-20-50-54-50-8 0-8 0-11 0 23-64 76-100 132-100 89 0 131 81 131 159s-50 156-103 217c-63 69-125 138-188 207-11 11-11 14-11 36 121 0 243 0 364 0 9-57 18-113 28-170-9 0-17 0-25 0-6 31-12 73-23 89-5 6-70 6-92 6-59 0-118 0-176 0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3" draw:layer="layout" svg:width="8.856cm" svg:height="13cm" svg:x="15cm" svg:y="1cm">
          <draw:image xlink:href="Pictures/10000000000002640000039BDD3502E77268A788.png" xlink:type="simple" xlink:show="embed" xlink:actuate="onLoad" draw:mime-type="image/png">
            <text:p/>
          </draw:image>
        </draw:frame>
        <draw:frame draw:style-name="gr7" draw:text-style-name="P3" draw:layer="layout" svg:width="10cm" svg:height="13.742cm" svg:x="4cm" svg:y="0.5cm">
          <draw:image xlink:href="Pictures/100000000000026D0000039BF996A13E08BB5E46.png" xlink:type="simple" xlink:show="embed" xlink:actuate="onLoad" draw:mime-type="image/png">
            <text:p/>
          </draw:image>
        </draw:frame>
        <draw:g>
          <svg:title>TexMaths</svg:title>
          <svg:desc>28§display§\theta = 0.9§svg§600§FALSE§</svg:desc>
          <draw:path draw:style-name="gr3" draw:text-style-name="P4" draw:layer="layout" svg:width="2.911cm" svg:height="0.612cm" svg:x="0.508cm" svg:y="1.336cm" svg:viewBox="0 0 2912 613" svg:d="M0 0c971 0 1941 0 2912 0 0 204 0 409 0 613-971 0-1941 0-2912 0 0-204 0-409 0-613z">
            <text:p/>
          </draw:path>
          <draw:path draw:style-name="gr4" draw:text-style-name="P5" draw:layer="layout" svg:width="0.405cm" svg:height="0.702cm" svg:x="0.5cm" svg:y="1.286cm" svg:viewBox="0 0 406 703" svg:d="M406 202c0-65-20-202-118-202-137 0-288 277-288 501 0 93 28 202 118 202 137 0 288-283 288-501zM104 336c16-62 36-143 75-210 25-50 62-104 107-104 47 0 56 62 56 118 0 48-9 98-34 196-68 0-136 0-204 0zM300 367c-12 45-31 129-68 199-36 67-72 114-114 114-34 0-54-28-54-117 0-42 6-98 31-196 68 0 136 0 205 0z">
            <text:p/>
          </draw:path>
          <draw:path draw:style-name="gr4" draw:text-style-name="P5" draw:layer="layout" svg:width="0.651cm" svg:height="0.229cm" svg:x="1.276cm" svg:y="1.619cm" svg:viewBox="0 0 652 230" svg:d="M619 39c14 0 33 0 33-19 0-20-19-20-30-20-197 0-394 0-591 0-14 0-31 0-31 20 0 19 17 19 34 19 195 0 390 0 585 0zM622 230c11 0 30 0 30-20s-19-20-33-20c-195 0-390 0-585 0-17 0-34 0-34 20s17 20 31 20c197 0 394 0 591 0z">
            <text:p/>
          </draw:path>
          <draw:path draw:style-name="gr4" draw:text-style-name="P5" draw:layer="layout" svg:width="0.413cm" svg:height="0.674cm" svg:x="2.295cm" svg:y="1.325cm" svg:viewBox="0 0 414 675" svg:d="M414 339c0-79-5-157-39-230-45-95-126-109-168-109-59 0-129 25-171 115-30 70-36 145-36 224 0 73 6 162 45 238 42 78 115 98 162 98 53 0 129-20 171-115 31-67 36-143 36-221zM207 652c-39 0-95-22-115-117-11-59-11-149-11-207 0-65 0-129 9-182 19-115 92-126 117-126 34 0 98 19 115 114 11 56 11 132 11 194 0 72 0 140-11 201-14 95-70 123-115 123z">
            <text:p/>
          </draw:path>
          <draw:path draw:style-name="gr4" draw:text-style-name="P5" draw:layer="layout" svg:width="0.103cm" svg:height="0.103cm" svg:x="2.833cm" svg:y="1.874cm" svg:viewBox="0 0 104 104" svg:d="M104 53c0-28-23-53-51-53s-53 25-53 53 25 51 53 51 51-23 51-51z">
            <text:p/>
          </draw:path>
          <draw:path draw:style-name="gr4" draw:text-style-name="P5" draw:layer="layout" svg:width="0.408cm" svg:height="0.674cm" svg:x="3.062cm" svg:y="1.325cm" svg:viewBox="0 0 409 675" svg:d="M319 342c0 10 0 20 0 30 0 230-101 275-157 275-16 0-70-3-98-34 45 0 51-31 51-47 0-28-23-45-45-45-14 0-45 8-45 47 0 68 53 107 137 107 126 0 247-135 247-345 0-263-112-330-202-330-53 0-101 17-143 62-42 44-64 84-64 159 0 121 87 219 199 219 59 0 98-42 120-98zM199 417c-17 0-62 0-93-61-16-37-16-87-16-135 0-53 0-98 19-134 28-51 65-65 98-65 48 0 79 34 95 79 12 31 17 92 17 140 0 81-33 176-120 176z">
            <text:p/>
          </draw:path>
        </draw:g>
        <draw:g>
          <svg:title>TexMaths</svg:title>
          <svg:desc>28§display§\kappa_1 = \kappa - \frac{\Delta x^2}{6} \frac{d \mu_0}{d \rho}§svg§600§FALSE§</svg:desc>
          <draw:path draw:style-name="gr3" draw:text-style-name="P4" draw:layer="layout" svg:width="5.463cm" svg:height="1.502cm" svg:x="7cm" svg:y="13.93cm" svg:viewBox="0 0 5464 1503" svg:d="M2733 1503c-911 0-1822 0-2733 0 0-501 0-1002 0-1503 1821 0 3643 0 5464 0 0 501 0 1002 0 1503-910 0-1820 0-2731 0z">
            <text:p/>
          </draw:path>
          <draw:path draw:style-name="gr4" draw:text-style-name="P5" draw:layer="layout" svg:width="0.34cm" svg:height="0.294cm" svg:x="7.004cm" svg:y="14.59cm" svg:viewBox="0 0 341 295" svg:d="M2 264c-2 7-2 9-2 15 0 11 8 16 20 16 20 0 24-14 30-37 8-22 4-11 33-121 58 4 119 14 119 56 0 6 0 10-2 15-2 11-4 19-4 22 0 39 28 65 66 65 22 0 39-11 53-33 18-28 26-65 26-67 0-7-6-7-8-7-8 0-8 3-10 13-14 44-29 80-61 80-14 0-22-8-22-32 0-9 4-24 6-35 2-6 4-15 4-23 0-61-97-65-135-67 22-11 44-29 64-44 31-24 51-41 79-52 0 4-2 11-2 15 0 7 4 22 26 22 21 0 37-19 37-35 0-6-4-23-27-23-44 0-84 32-115 56-48 39-64 48-90 56 2-8 10-39 14-50 4-17 14-49 14-50 0-12-10-19-22-19-2 0-22 0-28 24-21 80-42 160-63 240z">
            <text:p/>
          </draw:path>
          <draw:path draw:style-name="gr4" draw:text-style-name="P5" draw:layer="layout" svg:width="0.178cm" svg:height="0.302cm" svg:x="7.418cm" svg:y="14.674cm" svg:viewBox="0 0 179 303" svg:d="M111 13c0-13 0-13-14-13-32 28-75 28-97 28 0 5 0 11 0 17 12 0 46 0 71-13 0 78 0 156 0 234 0 15 0 20-47 20-7 0-13 0-20 0 0 6 0 11 0 17 10 0 69-2 87-2 16 0 78 2 88 2 0-6 0-11 0-17-6 0-12 0-18 0-50 0-50-5-50-20 0-85 0-169 0-253z">
            <text:p/>
          </draw:path>
          <draw:path draw:style-name="gr4" draw:text-style-name="P5" draw:layer="layout" svg:width="0.461cm" svg:height="0.153cm" svg:x="7.912cm" svg:y="14.638cm" svg:viewBox="0 0 462 154" svg:d="M438 26c12 0 24 0 24-13s-12-13-22-13c-139 0-279 0-418 0-10 0-22 0-22 13s12 13 24 13c138 0 276 0 414 0zM440 154c10 0 22-1 22-15s-12-13-24-13c-138 0-276 0-414 0-12 0-24-1-24 13s12 15 22 15c139 0 279 0 418 0z">
            <text:p/>
          </draw:path>
          <draw:path draw:style-name="gr4" draw:text-style-name="P5" draw:layer="layout" svg:width="0.342cm" svg:height="0.294cm" svg:x="8.646cm" svg:y="14.59cm" svg:viewBox="0 0 343 295" svg:d="M4 264c-4 7-4 9-4 15 0 11 10 16 20 16 22 0 26-14 32-37 6-22 2-11 31-121 60 4 119 14 119 56 0 6 0 10 0 15-4 11-4 19-4 22 0 39 28 65 64 65 24 0 41-11 55-33 16-28 26-65 26-67 0-7-6-7-10-7-6 0-6 3-8 13-14 44-29 80-61 80-14 0-22-8-22-32 0-9 2-24 6-35 0-6 2-15 2-23 0-61-95-65-135-67 24-11 46-29 64-44 33-24 53-41 81-52-2 4-4 11-4 15 0 7 6 22 26 22 23 0 37-19 37-35 0-6-2-23-27-23-42 0-84 32-113 56-48 39-66 48-90 56 2-8 10-39 14-50 4-17 12-49 12-50 0-12-8-19-20-19-2 0-22 0-28 24-21 80-42 160-63 240z">
            <text:p/>
          </draw:path>
          <draw:path draw:style-name="gr4" draw:text-style-name="P5" draw:layer="layout" svg:width="0.423cm" svg:height="0.025cm" svg:x="9.223cm" svg:y="14.702cm" svg:viewBox="0 0 424 26" svg:d="M401 26c12 0 23 0 23-13s-11-13-23-13c-126 0-252 0-377 0-12 0-24 0-24 13s12 13 24 13c125 0 251 0 377 0z">
            <text:p/>
          </draw:path>
          <draw:path draw:style-name="gr4" draw:text-style-name="P5" draw:layer="layout" svg:width="0.515cm" svg:height="0.467cm" svg:x="9.977cm" svg:y="13.969cm" svg:viewBox="0 0 516 468" svg:d="M276 13c-4-9-6-13-18-13s-14 4-18 13c-79 147-157 295-236 442-4 6-3 5-4 8 0 5 6 5 16 5 161 0 323 0 484 0 12 0 16 0 16-5-2-3 0-2-4-8-79-147-158-295-236-442zM236 67c62 117 124 234 186 351-124 0-249 0-374 0 62-117 125-234 188-351z">
            <text:p/>
          </draw:path>
          <draw:path draw:style-name="gr4" draw:text-style-name="P5" draw:layer="layout" svg:width="0.346cm" svg:height="0.294cm" svg:x="10.546cm" svg:y="14.15cm" svg:viewBox="0 0 347 295" svg:d="M212 91c4-17 20-78 70-78 4 0 19 0 33 9-17 4-31 19-31 36 0 9 6 22 25 22 16 0 38-11 38-37 0-34-42-43-65-43-40 0-64 33-74 48-16-42-53-48-75-48-72 0-111 84-111 100 0 6 6 6 8 6 6 0 8-2 10-8 23-68 69-85 93-85 12 0 38 6 38 45 0 20-12 63-38 154-12 41-36 69-68 69-4 0-19 0-33-10 18-2 31-16 31-35 0-17-13-22-25-22-20 0-38 16-38 37 0 31 34 44 65 44 46 0 72-46 74-50 8 24 34 50 75 50 72 0 111-85 111-100 0-7-6-7-8-7-6 0-8 2-10 7-21 69-69 86-93 86-26 0-37-21-37-43 0-15 3-30 11-58 8-29 16-59 24-89z">
            <text:p/>
          </draw:path>
          <draw:path draw:style-name="gr4" draw:text-style-name="P5" draw:layer="layout" svg:width="0.215cm" svg:height="0.302cm" svg:x="10.955cm" svg:y="13.897cm" svg:viewBox="0 0 216 303" svg:d="M216 221c-6 0-12 0-18 0 0 9-6 37-12 41-4 2-41 2-47 2-31 0-61 0-91 0 51-41 69-54 99-76 35-26 69-56 69-99 0-56-51-89-115-89-59 0-101 41-101 82 0 24 22 26 26 26 12 0 26-8 26-24 0-8-4-25-28-25 14-33 47-42 71-42 48 0 74 35 74 72 0 41-30 71-46 88-39 36-78 73-117 109-6 4-6 4-6 17 67 0 134 0 200 0 6-27 11-55 16-82z">
            <text:p/>
          </draw:path>
          <draw:path draw:style-name="gr4" draw:text-style-name="P5" draw:layer="layout" svg:width="1.29cm" svg:height="0.025cm" svg:x="9.945cm" svg:y="14.702cm" svg:viewBox="0 0 1291 26" svg:d="M647 26c-216 0-431 0-647 0 0-9 0-17 0-26 430 0 861 0 1291 0 0 9 0 17 0 26-215 0-430 0-644 0z">
            <text:p/>
          </draw:path>
          <draw:path draw:style-name="gr4" draw:text-style-name="P5" draw:layer="layout" svg:width="0.289cm" svg:height="0.449cm" svg:x="10.445cm" svg:y="14.891cm" svg:viewBox="0 0 290 450" svg:d="M63 221c0-5 0-11 0-17 0-163 88-187 123-187 16 0 46 3 60 26-10 0-38 0-38 29 0 21 18 30 32 30 12 0 34-5 34-31 0-39-32-71-90-71-89 0-184 84-184 229 0 174 81 221 147 221 77 0 143-62 143-149 0-82-62-145-139-145-48 0-74 34-88 65zM147 431c-44 0-66-39-70-48-12-32-12-84-12-95 0-52 22-117 86-117 10 0 41 0 63 41 14 24 14 57 14 89s0 63-12 87c-22 39-53 43-69 43z">
            <text:p/>
          </draw:path>
          <draw:path draw:style-name="gr4" draw:text-style-name="P5" draw:layer="layout" svg:width="0.33cm" svg:height="0.46cm" svg:x="11.433cm" svg:y="13.984cm" svg:viewBox="0 0 331 461" svg:d="M331 7c-3-2 0-7-10-7s-75 6-87 7c-6 0-10 4-10 13 0 8 6 8 16 8 34 0 36 4 36 11-1 4-2 9-2 13-14 51-28 103-42 154-14-24-34-41-65-41-82 0-167 95-167 190 0 61 38 106 91 106 14 0 50-4 91-50 6 28 30 50 64 50 24 0 40-15 52-37 11-23 14-42 21-64 0-7-8-7-10-7-6 0-8 2-10 11-11 43-23 82-51 82-20 0-22-17-22-30 0-17 2-20 4-31 34-126 68-252 101-378zM186 375c-4 11-4 13-13 24-32 36-60 47-80 47-35 0-43-35-43-61 0-34 21-114 37-143 22-39 54-64 82-64 43 0 53 54 53 58s0 7-2 11c-11 43-22 86-34 128z">
            <text:p/>
          </draw:path>
          <draw:path draw:style-name="gr4" draw:text-style-name="P5" draw:layer="layout" svg:width="0.376cm" svg:height="0.428cm" svg:x="11.788cm" svg:y="14.15cm" svg:viewBox="0 0 377 429" svg:d="M141 59c2-14 10-39 10-42 0-11-8-17-20-17-2 0-22 0-28 22-34 126-67 252-101 377-2 10-2 10-2 12 0 9 8 18 20 18 14 0 22-13 24-15 2-5 12-39 37-139 24 17 54 20 70 20 47 0 75-29 91-48 6 30 32 48 63 48 24 0 40-14 52-37 12-22 13-42 20-63 0-7-6-7-8-7-6 0-8 2-10 11-12 43-24 82-52 82-19 0-21-17-21-30 0-15 8-45 13-69 7-23 14-47 20-71 2-9 8-33 12-44 4-15 10-39 10-43 0-11-10-18-20-18-4 0-22 1-27 24-11 40-22 80-32 121-8 33-16 61-18 66-2 4-36 64-91 64-36 0-52-23-52-58 0-19 4-37 10-54 10-36 20-73 30-110z">
            <text:p/>
          </draw:path>
          <draw:path draw:style-name="gr4" draw:text-style-name="P5" draw:layer="layout" svg:width="0.225cm" svg:height="0.311cm" svg:x="12.212cm" svg:y="14.231cm" svg:viewBox="0 0 226 312" svg:d="M226 158c0-50-6-86-28-119-16-20-45-39-85-39-113 0-113 124-113 158 0 33 0 154 113 154s113-121 113-154zM113 299c-22 0-52-11-61-48-8-28-8-65-8-99 0-33 0-68 8-93 9-37 41-46 61-46 26 0 52 15 60 41 7 26 9 57 9 98 0 34 0 67-7 97-8 41-42 50-62 50z">
            <text:p/>
          </draw:path>
          <draw:path draw:style-name="gr4" draw:text-style-name="P5" draw:layer="layout" svg:width="1.094cm" svg:height="0.025cm" svg:x="11.405cm" svg:y="14.702cm" svg:viewBox="0 0 1095 26" svg:d="M547 26c-182 0-365 0-547 0 0-9 0-17 0-26 365 0 730 0 1095 0 0 9 0 17 0 26-183 0-365 0-548 0z">
            <text:p/>
          </draw:path>
          <draw:path draw:style-name="gr4" draw:text-style-name="P5" draw:layer="layout" svg:width="0.332cm" svg:height="0.46cm" svg:x="11.617cm" svg:y="14.872cm" svg:viewBox="0 0 333 461" svg:d="M333 7c-3-2 0-7-10-7s-77 7-89 7c-4 2-8 4-8 13 0 8 6 8 16 8 34 0 36 5 36 11-1 4-2 9-2 13-15 51-29 103-44 154-12-24-32-41-63-41-82 0-169 95-169 192 0 61 40 104 93 104 14 0 50-4 91-49 6 27 30 49 64 49 24 0 40-15 51-36 12-24 14-43 20-65 0-7-6-7-8-7-6 0-8 4-10 13-11 41-23 80-51 80-20 0-22-17-22-30 0-15 2-20 4-31 34-126 67-252 101-378zM188 375c-4 13-4 13-13 24-32 36-60 47-80 47-35 0-45-35-45-61 0-32 23-114 39-143 22-38 52-62 80-62 45 0 55 51 55 56s0 9-2 11c-11 43-22 86-34 128z">
            <text:p/>
          </draw:path>
          <draw:path draw:style-name="gr4" draw:text-style-name="P5" draw:layer="layout" svg:width="0.328cm" svg:height="0.428cm" svg:x="11.974cm" svg:y="15.038cm" svg:viewBox="0 0 329 429" svg:d="M2 401c-2 8-1 7-2 10 0 11 8 18 20 18 14 0 22-13 24-15 4-5 25-93 43-163 14 26 38 44 70 44 81 0 172-92 172-189 0-69-47-106-97-106-67 0-141 65-163 145-22 85-45 171-67 256zM157 281c-50 0-60-52-60-58 0-4 2-17 4-24 20-73 28-97 44-123 30-48 63-61 85-61 26 0 48 18 48 63 0 35-20 110-38 141-24 41-58 62-83 62z">
            <text:p/>
          </draw:path>
        </draw:g>
        <draw:g>
          <svg:title>TexMaths</svg:title>
          <svg:desc>28§display§\kappa_1 = \kappa§svg§600§FALSE§</svg:desc>
          <draw:path draw:style-name="gr3" draw:text-style-name="P4" draw:layer="layout" svg:width="2.172cm" svg:height="0.476cm" svg:x="19.787cm" svg:y="14.473cm" svg:viewBox="0 0 2173 477" svg:d="M0 0c724 0 1449 0 2173 0 0 159 0 318 0 477-724 0-1449 0-2173 0 0-159 0-318 0-477z">
            <text:p/>
          </draw:path>
          <draw:path draw:style-name="gr4" draw:text-style-name="P5" draw:layer="layout" svg:width="0.381cm" svg:height="0.439cm" svg:x="19.789cm" svg:y="14.423cm" svg:viewBox="0 0 382 440" svg:d="M4 393c-4 14-4 17-4 22 0 17 11 25 24 25 22 0 27-22 33-53 7-36 3-16 36-181 66 3 134 20 134 84 0 5 0 11-2 22-4 14-4 25-4 34 0 55 31 94 71 94 26 0 46-16 61-50 20-39 20-65 29-97 0-11-7-11-9-11-9 0-9 2-11 16-15 67-33 123-68 123-16 0-25-14-25-47 0-14 3-39 7-56 0-9 2-20 2-31 0-92-106-100-150-100 27-20 51-45 73-67 35-39 57-61 88-78-2 5-4 17-4 22 0 11 7 34 31 34s42-28 42-53c0-9-5-34-33-34-47 0-93 48-126 84-53 58-71 72-100 83 3-11 11-58 16-75 4-25 13-72 13-78 0-17-9-25-22-25-2 0-24 0-31 36-23 119-47 238-71 357z">
            <text:p/>
          </draw:path>
          <draw:path draw:style-name="gr4" draw:text-style-name="P5" draw:layer="layout" svg:width="0.198cm" svg:height="0.453cm" svg:x="20.253cm" svg:y="14.546cm" svg:viewBox="0 0 199 454" svg:d="M124 20c0-17-3-20-18-20-33 45-84 45-106 45 0 8 0 16 0 25 13 0 49 0 80-20 0 116 0 232 0 349 0 22 0 30-56 30-6 0-13 0-20 0 0 9 0 17 0 25 9 0 78-2 98-2 15 0 84 2 97 2 0-8 0-16 0-25-8 0-15 0-22 0-53 0-53-8-53-30 0-127 0-253 0-379z">
            <text:p/>
          </draw:path>
          <draw:path draw:style-name="gr4" draw:text-style-name="P5" draw:layer="layout" svg:width="0.516cm" svg:height="0.228cm" svg:x="20.801cm" svg:y="14.495cm" svg:viewBox="0 0 517 229" svg:d="M490 39c11 0 27 0 27-19 0-20-16-20-27-20-154 0-309 0-463 0-12 0-27 0-27 20 0 19 15 19 27 19 154 0 309 0 463 0zM490 229c11 0 27 0 27-20 0-19-16-19-27-19-154 0-309 0-463 0-12 0-27 0-27 19 0 20 15 20 27 20 154 0 309 0 463 0z">
            <text:p/>
          </draw:path>
          <draw:path draw:style-name="gr4" draw:text-style-name="P5" draw:layer="layout" svg:width="0.379cm" svg:height="0.439cm" svg:x="21.62cm" svg:y="14.423cm" svg:viewBox="0 0 380 440" svg:d="M2 393c-2 14-2 17-2 22 0 17 9 25 22 25 22 0 27-22 33-53 9-36 5-16 38-181 64 3 132 20 132 84 0 5 0 11-2 22-2 14-4 25-4 34 0 55 31 94 73 94 24 0 44-16 59-50 20-39 19-65 29-97 0-11-7-11-9-11-9 0-9 2-11 16-15 67-33 123-68 123-16 0-25-14-25-47 0-14 2-39 7-56 2-9 4-20 4-31 0-92-108-100-152-100 26-20 51-45 73-67 35-39 57-61 88-78 0 5-4 17-4 22 0 11 6 34 31 34 24 0 42-28 42-53 0-9-5-34-31-34-49 0-93 48-128 84-53 58-71 72-100 83 2-11 11-58 16-75 4-25 13-72 13-78 0-17-9-25-22-25-2 0-24 0-31 36-24 119-47 238-71 357z">
            <text:p/>
          </draw:path>
        </draw:g>
        <draw:g>
          <svg:title>TexMaths</svg:title>
          <svg:desc>28§display§\Delta v = 0.0007§svg§600§FALSE§</svg:desc>
          <draw:path draw:style-name="gr3" draw:text-style-name="P4" draw:layer="layout" svg:width="5.255cm" svg:height="0.619cm" svg:x="22.503cm" svg:y="14.33cm" svg:viewBox="0 0 5256 620" svg:d="M0 0c1752 0 3504 0 5256 0 0 207 0 413 0 620-1752 0-3504 0-5256 0 0-207 0-413 0-620z">
            <text:p/>
          </draw:path>
          <draw:path draw:style-name="gr4" draw:text-style-name="P5" draw:layer="layout" svg:width="0.724cm" svg:height="0.697cm" svg:x="22.5cm" svg:y="14.28cm" svg:viewBox="0 0 725 698" svg:d="M386 17c-5-11-8-17-25-17s-20 6-25 17c-111 220-222 441-333 661-3 9-3 11-3 14 0 6 6 6 20 6 227 0 455 0 682 0 17 0 23 0 23-6 0-3 0-5-6-14-111-220-222-441-333-661zM330 98c88 175 176 351 263 527-176 0-352 0-529 0 89-176 178-352 266-527z">
            <text:p/>
          </draw:path>
          <draw:path draw:style-name="gr4" draw:text-style-name="P5" draw:layer="layout" svg:width="0.43cm" svg:height="0.44cm" svg:x="23.3cm" svg:y="14.548cm" svg:viewBox="0 0 431 441" svg:d="M431 67c0-53-25-67-42-67-25 0-50 25-50 47 0 12 5 17 16 28 20 20 34 45 34 81 0 39-62 263-176 263-51 0-73-34-73-84 0-56 28-126 59-207 5-16 11-30 11-50 0-42-31-78-81-78-93 0-129 140-129 151 0 8 8 8 11 8 11 0 11-3 17-17 28-97 70-122 98-122 8 0 25 0 25 33 0 22-11 50-17 67-42 114-56 159-56 201 0 106 87 120 132 120 165 0 221-324 221-374z">
            <text:p/>
          </draw:path>
          <draw:path draw:style-name="gr4" draw:text-style-name="P5" draw:layer="layout" svg:width="0.651cm" svg:height="0.228cm" svg:x="24.112cm" svg:y="14.62cm" svg:viewBox="0 0 652 229" svg:d="M619 39c16 0 33 0 33-19 0-20-17-20-31-20-197 0-393 0-590 0-14 0-31 0-31 20 0 19 17 19 34 19 195 0 390 0 585 0zM621 229c14 0 31 0 31-20 0-19-17-19-33-19-195 0-390 0-585 0-17 0-34 0-34 19 0 20 17 20 31 20 197 0 393 0 590 0z">
            <text:p/>
          </draw:path>
          <draw:path draw:style-name="gr4" draw:text-style-name="P5" draw:layer="layout" svg:width="0.413cm" svg:height="0.672cm" svg:x="25.131cm" svg:y="14.327cm" svg:viewBox="0 0 414 673" svg:d="M414 338c0-78-3-154-39-226-45-95-126-112-165-112-62 0-132 28-174 117-30 67-36 143-36 221 0 75 6 162 45 237 42 78 115 98 162 98 53 0 129-20 171-115 33-67 36-142 36-220zM207 650c-39 0-95-22-115-117-8-59-8-148-8-206 0-62 0-126 6-179 19-117 92-126 117-126 34 0 98 17 118 115 8 56 8 128 8 190 0 72 0 139-11 203-14 92-70 120-115 120z">
            <text:p/>
          </draw:path>
          <draw:path draw:style-name="gr4" draw:text-style-name="P5" draw:layer="layout" svg:width="0.103cm" svg:height="0.102cm" svg:x="25.671cm" svg:y="14.874cm" svg:viewBox="0 0 104 103" svg:d="M104 53c0-28-26-53-54-53s-50 25-50 53 22 50 50 50 54-22 54-50z">
            <text:p/>
          </draw:path>
          <draw:path draw:style-name="gr4" draw:text-style-name="P5" draw:layer="layout" svg:width="0.41cm" svg:height="0.672cm" svg:x="25.898cm" svg:y="14.327cm" svg:viewBox="0 0 411 673" svg:d="M411 338c0-78-2-154-39-226-45-95-126-112-165-112-59 0-131 28-171 117-33 67-36 143-36 221 0 75 3 162 42 237 42 78 115 98 162 98 53 0 129-20 171-115 34-67 36-142 36-220zM204 650c-36 0-95-22-112-117-11-59-11-148-11-206 0-62 0-126 9-179 16-117 92-126 114-126 34 0 98 17 118 115 8 56 8 128 8 190 0 72 0 139-11 203-14 92-70 120-115 120z">
            <text:p/>
          </draw:path>
          <draw:path draw:style-name="gr4" draw:text-style-name="P5" draw:layer="layout" svg:width="0.413cm" svg:height="0.672cm" svg:x="26.387cm" svg:y="14.327cm" svg:viewBox="0 0 414 673" svg:d="M414 338c0-78-5-154-39-226-45-95-126-112-168-112-59 0-129 28-171 117-30 67-36 143-36 221 0 75 6 162 45 237 42 78 115 98 162 98 53 0 129-20 171-115 31-67 36-142 36-220zM207 650c-39 0-95-22-115-117-11-59-11-148-11-206 0-62 0-126 9-179 19-117 92-126 117-126 34 0 98 17 115 115 11 56 11 128 11 190 0 72 0 139-11 203-14 92-70 120-115 120z">
            <text:p/>
          </draw:path>
          <draw:path draw:style-name="gr4" draw:text-style-name="P5" draw:layer="layout" svg:width="0.413cm" svg:height="0.672cm" svg:x="26.88cm" svg:y="14.327cm" svg:viewBox="0 0 414 673" svg:d="M414 338c0-78-5-154-39-226-48-95-126-112-168-112-59 0-131 28-171 117-30 67-36 143-36 221 0 75 3 162 45 237 42 78 112 98 162 98s126-20 171-115c31-67 36-142 36-220zM207 650c-39 0-98-22-115-117-11-59-11-148-11-206 0-62 0-126 9-179 16-117 92-126 117-126 31 0 95 17 115 115 8 56 8 128 8 190 0 72 0 139-8 203-17 92-73 120-115 120z">
            <text:p/>
          </draw:path>
          <draw:path draw:style-name="gr4" draw:text-style-name="P5" draw:layer="layout" svg:width="0.422cm" svg:height="0.68cm" svg:x="27.386cm" svg:y="14.319cm" svg:viewBox="0 0 423 681" svg:d="M414 64c9-11 9-11 9-33-80 0-159 0-238 0-121 0-123-11-126-31-9 0-17 0-25 0-12 67-23 134-34 201 8 0 17 0 25 0 3-17 11-78 25-89 6-6 84-6 96-6 68 0 136 0 204 0-11 17-90 123-109 154-90 133-123 267-123 368 0 8 0 53 47 53 45 0 45-45 45-53 0-17 0-34 0-50 0-53 3-109 11-159 3-23 17-106 59-168 45-62 89-124 134-187z">
            <text:p/>
          </draw:path>
        </draw:g>
        <draw:g>
          <svg:title>TexMaths</svg:title>
          <svg:desc>28§display§\Delta v = 0.00027§svg§600§FALSE§</svg:desc>
          <draw:path draw:style-name="gr3" draw:text-style-name="P4" draw:layer="layout" svg:width="4.797cm" svg:height="0.429cm" svg:x="0.002cm" svg:y="7.035cm" svg:viewBox="0 0 4798 430" svg:d="M0 0c1599 0 3198 0 4798 0 0 143 0 287 0 430-1600 0-3199 0-4798 0 0-143 0-287 0-430z">
            <text:p/>
          </draw:path>
          <draw:path draw:style-name="gr4" draw:text-style-name="P5" draw:layer="layout" svg:width="0.604cm" svg:height="0.484cm" svg:x="0cm" svg:y="7cm" svg:viewBox="0 0 605 485" svg:d="M322 12c-4-8-7-12-21-12s-16 4-21 12c-92 153-185 306-278 459-2 6-2 8-2 10 0 4 5 4 16 4 190 0 380 0 570 0 14 0 19 0 19-4 0-2 0-4-5-10-92-153-185-306-278-459zM276 68c73 122 146 244 219 366-147 0-294 0-441 0 74-122 148-244 222-366z">
            <text:p/>
          </draw:path>
          <draw:path draw:style-name="gr4" draw:text-style-name="P5" draw:layer="layout" svg:width="0.359cm" svg:height="0.305cm" svg:x="0.668cm" svg:y="7.186cm" svg:viewBox="0 0 360 306" svg:d="M360 47c0-37-21-47-35-47-21 0-42 17-42 33 0 8 4 12 14 19 16 14 28 31 28 57 0 27-49 182-147 182-40 0-61-24-61-58 0-39 23-88 49-144 5-11 9-21 9-35 0-29-26-54-68-54-77 0-107 97-107 105 0 5 7 5 9 5 10 0 10-1 14-11 24-68 59-85 82-85 7 0 21 0 21 23 0 15-9 35-14 46-35 80-47 111-47 140 0 74 73 83 110 83 138 0 185-225 185-259z">
            <text:p/>
          </draw:path>
          <draw:path draw:style-name="gr4" draw:text-style-name="P5" draw:layer="layout" svg:width="0.543cm" svg:height="0.158cm" svg:x="1.345cm" svg:y="7.236cm" svg:viewBox="0 0 544 159" svg:d="M516 27c14 0 28 0 28-13 0-14-14-14-25-14-165 0-329 0-493 0-12 0-26 0-26 14 0 13 14 13 28 13 163 0 325 0 488 0zM519 159c11 0 25 0 25-14 0-13-14-13-28-13-163 0-325 0-488 0-14 0-28 0-28 13 0 14 14 14 26 14 164 0 328 0 493 0z">
            <text:p/>
          </draw:path>
          <draw:path draw:style-name="gr4" draw:text-style-name="P5" draw:layer="layout" svg:width="0.342cm" svg:height="0.466cm" svg:x="2.198cm" svg:y="7.033cm" svg:viewBox="0 0 343 467" svg:d="M343 234c0-54-2-106-32-156-38-66-105-78-138-78-49 0-110 19-143 81-28 47-30 99-30 153 0 53 2 113 35 165 37 54 96 68 136 68 44 0 107-14 144-79 26-47 28-99 28-154zM171 452c-31 0-80-16-94-82-9-41-9-103-9-143 0-43 0-87 7-124 14-82 77-87 96-87 28 0 81 11 98 79 7 39 7 89 7 132 0 50 0 97-10 141-11 64-58 84-95 84z">
            <text:p/>
          </draw:path>
          <draw:path draw:style-name="gr4" draw:text-style-name="P5" draw:layer="layout" svg:width="0.085cm" svg:height="0.071cm" svg:x="2.646cm" svg:y="7.413cm" svg:viewBox="0 0 86 72" svg:d="M86 37c0-20-19-37-44-37-24 0-42 17-42 37 0 19 18 35 42 35 25 0 44-16 44-35z">
            <text:p/>
          </draw:path>
          <draw:path draw:style-name="gr4" draw:text-style-name="P5" draw:layer="layout" svg:width="0.345cm" svg:height="0.466cm" svg:x="2.836cm" svg:y="7.033cm" svg:viewBox="0 0 346 467" svg:d="M346 234c0-54-5-106-33-156-40-66-105-78-140-78-49 0-110 19-143 81-25 47-30 99-30 153 0 53 2 113 37 165 35 54 94 68 136 68 44 0 105-14 142-79 26-47 31-99 31-154zM173 452c-33 0-82-16-96-82-9-41-9-103-9-143 0-43 0-87 7-124 14-82 77-87 98-87 26 0 79 11 96 79 9 39 9 89 9 132 0 50 0 97-9 141-14 64-61 84-96 84z">
            <text:p/>
          </draw:path>
          <draw:path draw:style-name="gr4" draw:text-style-name="P5" draw:layer="layout" svg:width="0.345cm" svg:height="0.466cm" svg:x="3.244cm" svg:y="7.033cm" svg:viewBox="0 0 346 467" svg:d="M346 234c0-54-3-106-33-156-37-66-105-78-138-78-51 0-110 19-145 81-25 47-30 99-30 153 0 53 5 113 37 165 35 54 96 68 136 68 44 0 107-14 142-79 28-47 31-99 31-154zM173 452c-31 0-80-16-96-82-7-41-7-103-7-143 0-43 0-87 5-124 16-82 77-87 98-87 28 0 82 11 98 79 7 39 7 89 7 132 0 50 0 97-9 141-12 64-59 84-96 84z">
            <text:p/>
          </draw:path>
          <draw:path draw:style-name="gr4" draw:text-style-name="P5" draw:layer="layout" svg:width="0.345cm" svg:height="0.466cm" svg:x="3.655cm" svg:y="7.033cm" svg:viewBox="0 0 346 467" svg:d="M346 234c0-54-5-106-33-156-37-66-105-78-140-78-49 0-110 19-143 81-25 47-30 99-30 153 0 53 2 113 37 165 35 54 96 68 136 68 44 0 107-14 142-79 26-47 31-99 31-154zM173 452c-33 0-82-16-96-82-9-41-9-103-9-143 0-43 0-87 7-124 16-82 77-87 98-87 26 0 82 11 96 79 9 39 9 89 9 132 0 50 0 97-9 141-12 64-59 84-96 84z">
            <text:p/>
          </draw:path>
          <draw:path draw:style-name="gr4" draw:text-style-name="P5" draw:layer="layout" svg:width="0.326cm" svg:height="0.451cm" svg:x="4.076cm" svg:y="7.033cm" svg:viewBox="0 0 327 452" svg:d="M63 399c29-23 58-46 86-70 129-93 178-129 178-197 0-78-75-132-175-132-91 0-152 64-152 124 0 37 40 37 42 37 14 0 42-8 42-35 0-17-14-35-42-35-7 0-9 0-12 0 19-44 63-70 112-70 75 0 110 57 110 111s-42 108-86 151c-53 48-106 96-159 143-7 8-7 10-7 26 101 0 202 0 304 0 7-40 15-79 23-119-7 0-14 0-21 0-5 22-9 51-19 62-4 4-58 4-77 4-49 0-98 0-147 0z">
            <text:p/>
          </draw:path>
          <draw:path draw:style-name="gr4" draw:text-style-name="P5" draw:layer="layout" svg:width="0.352cm" svg:height="0.472cm" svg:x="4.489cm" svg:y="7.027cm" svg:viewBox="0 0 353 473" svg:d="M346 45c7-8 7-8 7-24-66 0-133 0-199 0-100 0-103-7-105-21-7 0-14 0-21 0-9 47-19 93-28 140 7 0 14 0 21 0 2-12 9-55 21-62 5-4 70-4 79-4 57 0 114 0 171 0-9 11-75 85-91 106-75 93-103 186-103 256 0 6 1 37 40 37 38 0 37-31 37-37 0-12 0-23 0-35 0-37 3-75 10-110 2-16 14-74 49-117 37-43 74-86 112-129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7" draw:layer="layout" svg:width="9.007cm" svg:height="13.014cm" svg:x="16cm" svg:y="0.986cm">
          <draw:image xlink:href="Pictures/100000000000026D0000039BBE37C65F9D661CEB.png" xlink:type="simple" xlink:show="embed" xlink:actuate="onLoad" draw:mime-type="image/png">
            <text:p/>
          </draw:image>
        </draw:frame>
        <draw:g>
          <svg:title>TexMaths</svg:title>
          <svg:desc>28§display§\theta = 0.96
§svg§600§FALSE§</svg:desc>
          <draw:path draw:style-name="gr3" draw:text-style-name="P4" draw:layer="layout" svg:width="3.404cm" svg:height="0.612cm" svg:x="0.509cm" svg:y="1.336cm" svg:viewBox="0 0 3405 613" svg:d="M0 0c1135 0 2270 0 3405 0 0 204 0 409 0 613-1135 0-2270 0-3405 0 0-204 0-409 0-613z">
            <text:p/>
          </draw:path>
          <draw:path draw:style-name="gr4" draw:text-style-name="P5" draw:layer="layout" svg:width="0.405cm" svg:height="0.702cm" svg:x="0.501cm" svg:y="1.286cm" svg:viewBox="0 0 406 703" svg:d="M406 202c0-65-20-202-118-202-137 0-288 277-288 501 0 93 28 202 118 202 137 0 288-283 288-501zM104 336c16-62 36-143 75-210 25-50 62-104 107-104 47 0 56 62 56 118 0 48-9 98-34 196-68 0-136 0-204 0zM300 367c-12 45-31 129-68 199-36 67-72 114-114 114-34 0-54-28-54-117 0-42 6-98 31-196 68 0 136 0 205 0z">
            <text:p/>
          </draw:path>
          <draw:path draw:style-name="gr4" draw:text-style-name="P5" draw:layer="layout" svg:width="0.651cm" svg:height="0.229cm" svg:x="1.277cm" svg:y="1.619cm" svg:viewBox="0 0 652 230" svg:d="M619 39c17 0 33 0 33-19 0-20-16-20-30-20-197 0-394 0-591 0-14 0-31 0-31 20 0 19 17 19 34 19 195 0 390 0 585 0zM622 230c14 0 30 0 30-20s-16-20-33-20c-195 0-390 0-585 0-17 0-34 0-34 20s17 20 31 20c197 0 394 0 591 0z">
            <text:p/>
          </draw:path>
          <draw:path draw:style-name="gr4" draw:text-style-name="P5" draw:layer="layout" svg:width="0.411cm" svg:height="0.674cm" svg:x="2.299cm" svg:y="1.325cm" svg:viewBox="0 0 412 675" svg:d="M412 339c0-79-3-157-40-230-44-95-126-109-165-109-59 0-131 25-171 115-33 70-36 145-36 224 0 73 3 162 42 238 42 78 115 98 162 98 54 0 129-20 171-115 34-67 37-143 37-221zM204 652c-36 0-95-22-112-117-11-59-11-149-11-207 0-65 0-129 6-182 19-115 92-126 117-126 34 0 98 19 118 114 8 56 8 132 8 194 0 72 0 140-11 201-14 95-70 123-115 123z">
            <text:p/>
          </draw:path>
          <draw:path draw:style-name="gr4" draw:text-style-name="P5" draw:layer="layout" svg:width="0.103cm" svg:height="0.103cm" svg:x="2.836cm" svg:y="1.874cm" svg:viewBox="0 0 104 104" svg:d="M104 53c0-28-26-53-54-53s-50 25-50 53 22 51 50 51 54-23 54-51z">
            <text:p/>
          </draw:path>
          <draw:path draw:style-name="gr4" draw:text-style-name="P5" draw:layer="layout" svg:width="0.405cm" svg:height="0.674cm" svg:x="3.066cm" svg:y="1.325cm" svg:viewBox="0 0 406 675" svg:d="M319 342c0 10 0 20 0 30 0 230-103 275-159 275-17 0-70-3-96-34 42 0 51-31 51-47 0-28-25-45-45-45-17 0-48 8-48 47 0 68 54 107 138 107 128 0 246-135 246-345 0-263-112-330-199-330-56 0-103 17-145 62-40 44-62 84-62 159 0 121 87 219 196 219 59 0 101-42 123-98zM196 417c-14 0-62 0-90-61-19-37-19-87-19-135 0-53 0-98 22-134 25-51 62-65 98-65 45 0 79 34 93 79 14 31 16 92 16 140 0 81-33 176-120 176z">
            <text:p/>
          </draw:path>
          <draw:path draw:style-name="gr4" draw:text-style-name="P5" draw:layer="layout" svg:width="0.408cm" svg:height="0.674cm" svg:x="3.556cm" svg:y="1.325cm" svg:viewBox="0 0 409 675" svg:d="M90 330c0-7 0-15 0-22 0-249 120-286 170-286 26 0 68 9 87 40-14 0-53 0-53 44 0 31 22 45 45 45 17 0 45-8 45-45 0-58-42-106-124-106-126 0-260 126-260 342 0 263 115 333 207 333 109 0 202-93 202-221 0-126-87-219-196-219-67 0-104 48-123 95zM207 647c-61 0-92-59-98-73-17-48-17-126-17-143 0-75 31-173 118-173 17 0 62 0 92 58 17 37 17 87 17 135 0 47 0 98-17 131-28 59-72 65-95 65z">
            <text:p/>
          </draw:path>
        </draw:g>
        <draw:frame draw:style-name="gr6" draw:text-style-name="P3" draw:layer="layout" svg:width="8.498cm" svg:height="13.029cm" svg:x="6.5cm" svg:y="0.971cm">
          <draw:image xlink:href="Pictures/100000000000024A0000039BEB3F6ED4092EBFE4.png" xlink:type="simple" xlink:show="embed" xlink:actuate="onLoad" draw:mime-type="image/png">
            <text:p/>
          </draw:image>
        </draw:frame>
        <draw:g>
          <svg:title>TexMaths</svg:title>
          <svg:desc>28§display§\kappa_1 = \kappa - \frac{\Delta x^2}{6} \frac{d \mu_0}{d \rho}§svg§600§FALSE§</svg:desc>
          <draw:path draw:style-name="gr3" draw:text-style-name="P4" draw:layer="layout" svg:width="5.463cm" svg:height="1.502cm" svg:x="8.5cm" svg:y="13.963cm" svg:viewBox="0 0 5464 1503" svg:d="M2733 1503c-911 0-1822 0-2733 0 0-501 0-1002 0-1503 1821 0 3643 0 5464 0 0 501 0 1002 0 1503-910 0-1820 0-2731 0z">
            <text:p/>
          </draw:path>
          <draw:path draw:style-name="gr4" draw:text-style-name="P5" draw:layer="layout" svg:width="0.34cm" svg:height="0.294cm" svg:x="8.504cm" svg:y="14.623cm" svg:viewBox="0 0 341 295" svg:d="M2 264c-2 7-2 9-2 15 0 11 8 16 20 16 20 0 24-14 30-37 8-22 4-11 33-121 58 4 119 14 119 56 0 6 0 10-2 15-2 11-4 19-4 22 0 39 28 65 66 65 22 0 39-11 53-33 18-28 26-65 26-67 0-7-6-7-8-7-8 0-8 3-10 13-14 44-29 80-61 80-14 0-22-8-22-32 0-9 4-24 6-35 2-6 4-15 4-23 0-61-97-65-135-67 22-11 44-29 64-44 31-24 51-41 79-52 0 4-2 11-2 15 0 7 4 22 26 22 21 0 37-19 37-35 0-6-4-23-27-23-44 0-84 32-115 56-48 39-64 48-90 56 2-8 10-39 14-50 4-17 14-49 14-50 0-12-10-19-22-19-2 0-22 0-28 24-21 80-42 160-63 240z">
            <text:p/>
          </draw:path>
          <draw:path draw:style-name="gr4" draw:text-style-name="P5" draw:layer="layout" svg:width="0.178cm" svg:height="0.302cm" svg:x="8.918cm" svg:y="14.707cm" svg:viewBox="0 0 179 303" svg:d="M111 13c0-13 0-13-14-13-32 28-75 28-97 28 0 5 0 11 0 17 12 0 46 0 71-13 0 78 0 156 0 234 0 15 0 20-47 20-7 0-13 0-20 0 0 6 0 11 0 17 10 0 69-2 87-2 16 0 78 2 88 2 0-6 0-11 0-17-6 0-12 0-18 0-50 0-50-5-50-20 0-85 0-169 0-253z">
            <text:p/>
          </draw:path>
          <draw:path draw:style-name="gr4" draw:text-style-name="P5" draw:layer="layout" svg:width="0.461cm" svg:height="0.153cm" svg:x="9.412cm" svg:y="14.671cm" svg:viewBox="0 0 462 154" svg:d="M438 26c12 0 24 0 24-13s-12-13-22-13c-139 0-279 0-418 0-10 0-22 0-22 13s12 13 24 13c138 0 276 0 414 0zM440 154c10 0 22-1 22-15s-12-13-24-13c-138 0-276 0-414 0-12 0-24-1-24 13s12 15 22 15c139 0 279 0 418 0z">
            <text:p/>
          </draw:path>
          <draw:path draw:style-name="gr4" draw:text-style-name="P5" draw:layer="layout" svg:width="0.342cm" svg:height="0.294cm" svg:x="10.146cm" svg:y="14.623cm" svg:viewBox="0 0 343 295" svg:d="M4 264c-4 7-4 9-4 15 0 11 10 16 20 16 22 0 26-14 32-37 6-22 2-11 31-121 60 4 119 14 119 56 0 6 0 10 0 15-4 11-4 19-4 22 0 39 28 65 64 65 24 0 41-11 55-33 16-28 26-65 26-67 0-7-6-7-10-7-6 0-6 3-8 13-14 44-29 80-61 80-14 0-22-8-22-32 0-9 2-24 6-35 0-6 2-15 2-23 0-61-95-65-135-67 24-11 46-29 64-44 33-24 53-41 81-52-2 4-4 11-4 15 0 7 6 22 26 22 23 0 37-19 37-35 0-6-2-23-27-23-42 0-84 32-113 56-48 39-66 48-90 56 2-8 10-39 14-50 4-17 12-49 12-50 0-12-8-19-20-19-2 0-22 0-28 24-21 80-42 160-63 240z">
            <text:p/>
          </draw:path>
          <draw:path draw:style-name="gr4" draw:text-style-name="P5" draw:layer="layout" svg:width="0.423cm" svg:height="0.025cm" svg:x="10.723cm" svg:y="14.735cm" svg:viewBox="0 0 424 26" svg:d="M401 26c12 0 23 0 23-13s-11-13-23-13c-126 0-252 0-377 0-12 0-24 0-24 13s12 13 24 13c125 0 251 0 377 0z">
            <text:p/>
          </draw:path>
          <draw:path draw:style-name="gr4" draw:text-style-name="P5" draw:layer="layout" svg:width="0.515cm" svg:height="0.467cm" svg:x="11.477cm" svg:y="14.002cm" svg:viewBox="0 0 516 468" svg:d="M276 13c-4-9-6-13-18-13s-14 4-18 13c-79 147-157 295-236 442-4 6-3 5-4 8 0 5 6 5 16 5 161 0 323 0 484 0 12 0 16 0 16-5-2-3 0-2-4-8-79-147-158-295-236-442zM236 67c62 117 124 234 186 351-124 0-249 0-374 0 62-117 125-234 188-351z">
            <text:p/>
          </draw:path>
          <draw:path draw:style-name="gr4" draw:text-style-name="P5" draw:layer="layout" svg:width="0.346cm" svg:height="0.294cm" svg:x="12.046cm" svg:y="14.183cm" svg:viewBox="0 0 347 295" svg:d="M212 91c4-17 20-78 70-78 4 0 19 0 33 9-17 4-31 19-31 36 0 9 6 22 25 22 16 0 38-11 38-37 0-34-42-43-65-43-40 0-64 33-74 48-16-42-53-48-75-48-72 0-111 84-111 100 0 6 6 6 8 6 6 0 8-2 10-8 23-68 69-85 93-85 12 0 38 6 38 45 0 20-12 63-38 154-12 41-36 69-68 69-4 0-19 0-33-10 18-2 31-16 31-35 0-17-13-22-25-22-20 0-38 16-38 37 0 31 34 44 65 44 46 0 72-46 74-50 8 24 34 50 75 50 72 0 111-85 111-100 0-7-6-7-8-7-6 0-8 2-10 7-21 69-69 86-93 86-26 0-37-21-37-43 0-15 3-30 11-58 8-29 16-59 24-89z">
            <text:p/>
          </draw:path>
          <draw:path draw:style-name="gr4" draw:text-style-name="P5" draw:layer="layout" svg:width="0.215cm" svg:height="0.302cm" svg:x="12.455cm" svg:y="13.93cm" svg:viewBox="0 0 216 303" svg:d="M216 221c-6 0-12 0-18 0 0 9-6 37-12 41-4 2-41 2-47 2-31 0-61 0-91 0 51-41 69-54 99-76 35-26 69-56 69-99 0-56-51-89-115-89-59 0-101 41-101 82 0 24 22 26 26 26 12 0 26-8 26-24 0-8-4-25-28-25 14-33 47-42 71-42 48 0 74 35 74 72 0 41-30 71-46 88-39 36-78 73-117 109-6 4-6 4-6 17 67 0 134 0 200 0 6-27 11-55 16-82z">
            <text:p/>
          </draw:path>
          <draw:path draw:style-name="gr4" draw:text-style-name="P5" draw:layer="layout" svg:width="1.29cm" svg:height="0.025cm" svg:x="11.445cm" svg:y="14.735cm" svg:viewBox="0 0 1291 26" svg:d="M647 26c-216 0-431 0-647 0 0-9 0-17 0-26 430 0 861 0 1291 0 0 9 0 17 0 26-215 0-430 0-644 0z">
            <text:p/>
          </draw:path>
          <draw:path draw:style-name="gr4" draw:text-style-name="P5" draw:layer="layout" svg:width="0.289cm" svg:height="0.449cm" svg:x="11.945cm" svg:y="14.924cm" svg:viewBox="0 0 290 450" svg:d="M63 221c0-5 0-11 0-17 0-163 88-187 123-187 16 0 46 3 60 26-10 0-38 0-38 29 0 21 18 30 32 30 12 0 34-5 34-31 0-39-32-71-90-71-89 0-184 84-184 229 0 174 81 221 147 221 77 0 143-62 143-149 0-82-62-145-139-145-48 0-74 34-88 65zM147 431c-44 0-66-39-70-48-12-32-12-84-12-95 0-52 22-117 86-117 10 0 41 0 63 41 14 24 14 57 14 89s0 63-12 87c-22 39-53 43-69 43z">
            <text:p/>
          </draw:path>
          <draw:path draw:style-name="gr4" draw:text-style-name="P5" draw:layer="layout" svg:width="0.33cm" svg:height="0.46cm" svg:x="12.933cm" svg:y="14.017cm" svg:viewBox="0 0 331 461" svg:d="M331 7c-3-2 0-7-10-7s-75 6-87 7c-6 0-10 4-10 13 0 8 6 8 16 8 34 0 36 4 36 11-1 4-2 9-2 13-14 51-28 103-42 154-14-24-34-41-65-41-82 0-167 95-167 190 0 61 38 106 91 106 14 0 50-4 91-50 6 28 30 50 64 50 24 0 40-15 52-37 11-23 14-42 21-64 0-7-8-7-10-7-6 0-8 2-10 11-11 43-23 82-51 82-20 0-22-17-22-30 0-17 2-20 4-31 34-126 68-252 101-378zM186 375c-4 11-4 13-13 24-32 36-60 47-80 47-35 0-43-35-43-61 0-34 21-114 37-143 22-39 54-64 82-64 43 0 53 54 53 58s0 7-2 11c-11 43-22 86-34 128z">
            <text:p/>
          </draw:path>
          <draw:path draw:style-name="gr4" draw:text-style-name="P5" draw:layer="layout" svg:width="0.376cm" svg:height="0.428cm" svg:x="13.288cm" svg:y="14.183cm" svg:viewBox="0 0 377 429" svg:d="M141 59c2-14 10-39 10-42 0-11-8-17-20-17-2 0-22 0-28 22-34 126-67 252-101 377-2 10-2 10-2 12 0 9 8 18 20 18 14 0 22-13 24-15 2-5 12-39 37-139 24 17 54 20 70 20 47 0 75-29 91-48 6 30 32 48 63 48 24 0 40-14 52-37 12-22 13-42 20-63 0-7-6-7-8-7-6 0-8 2-10 11-12 43-24 82-52 82-19 0-21-17-21-30 0-15 8-45 13-69 7-23 14-47 20-71 2-9 8-33 12-44 4-15 10-39 10-43 0-11-10-18-20-18-4 0-22 1-27 24-11 40-22 80-32 121-8 33-16 61-18 66-2 4-36 64-91 64-36 0-52-23-52-58 0-19 4-37 10-54 10-36 20-73 30-110z">
            <text:p/>
          </draw:path>
          <draw:path draw:style-name="gr4" draw:text-style-name="P5" draw:layer="layout" svg:width="0.225cm" svg:height="0.311cm" svg:x="13.712cm" svg:y="14.264cm" svg:viewBox="0 0 226 312" svg:d="M226 158c0-50-6-86-28-119-16-20-45-39-85-39-113 0-113 124-113 158 0 33 0 154 113 154s113-121 113-154zM113 299c-22 0-52-11-61-48-8-28-8-65-8-99 0-33 0-68 8-93 9-37 41-46 61-46 26 0 52 15 60 41 7 26 9 57 9 98 0 34 0 67-7 97-8 41-42 50-62 50z">
            <text:p/>
          </draw:path>
          <draw:path draw:style-name="gr4" draw:text-style-name="P5" draw:layer="layout" svg:width="1.094cm" svg:height="0.025cm" svg:x="12.905cm" svg:y="14.735cm" svg:viewBox="0 0 1095 26" svg:d="M547 26c-182 0-365 0-547 0 0-9 0-17 0-26 365 0 730 0 1095 0 0 9 0 17 0 26-183 0-365 0-548 0z">
            <text:p/>
          </draw:path>
          <draw:path draw:style-name="gr4" draw:text-style-name="P5" draw:layer="layout" svg:width="0.332cm" svg:height="0.46cm" svg:x="13.117cm" svg:y="14.905cm" svg:viewBox="0 0 333 461" svg:d="M333 7c-3-2 0-7-10-7s-77 7-89 7c-4 2-8 4-8 13 0 8 6 8 16 8 34 0 36 5 36 11-1 4-2 9-2 13-15 51-29 103-44 154-12-24-32-41-63-41-82 0-169 95-169 192 0 61 40 104 93 104 14 0 50-4 91-49 6 27 30 49 64 49 24 0 40-15 51-36 12-24 14-43 20-65 0-7-6-7-8-7-6 0-8 4-10 13-11 41-23 80-51 80-20 0-22-17-22-30 0-15 2-20 4-31 34-126 67-252 101-378zM188 375c-4 13-4 13-13 24-32 36-60 47-80 47-35 0-45-35-45-61 0-32 23-114 39-143 22-38 52-62 80-62 45 0 55 51 55 56s0 9-2 11c-11 43-22 86-34 128z">
            <text:p/>
          </draw:path>
          <draw:path draw:style-name="gr4" draw:text-style-name="P5" draw:layer="layout" svg:width="0.328cm" svg:height="0.428cm" svg:x="13.474cm" svg:y="15.071cm" svg:viewBox="0 0 329 429" svg:d="M2 401c-2 8-1 7-2 10 0 11 8 18 20 18 14 0 22-13 24-15 4-5 25-93 43-163 14 26 38 44 70 44 81 0 172-92 172-189 0-69-47-106-97-106-67 0-141 65-163 145-22 85-45 171-67 256zM157 281c-50 0-60-52-60-58 0-4 2-17 4-24 20-73 28-97 44-123 30-48 63-61 85-61 26 0 48 18 48 63 0 35-20 110-38 141-24 41-58 62-83 62z">
            <text:p/>
          </draw:path>
        </draw:g>
        <draw:g>
          <svg:title>TexMaths</svg:title>
          <svg:desc>28§display§\kappa_1 = \kappa§svg§600§FALSE§</svg:desc>
          <draw:path draw:style-name="gr3" draw:text-style-name="P4" draw:layer="layout" svg:width="2.172cm" svg:height="0.476cm" svg:x="17.787cm" svg:y="14.5cm" svg:viewBox="0 0 2173 477" svg:d="M0 0c724 0 1449 0 2173 0 0 159 0 318 0 477-724 0-1449 0-2173 0 0-159 0-318 0-477z">
            <text:p/>
          </draw:path>
          <draw:path draw:style-name="gr4" draw:text-style-name="P5" draw:layer="layout" svg:width="0.381cm" svg:height="0.439cm" svg:x="17.789cm" svg:y="14cm" svg:viewBox="0 0 382 440" svg:d="M4 393c-4 14-4 17-4 22 0 17 11 25 24 25 22 0 27-22 33-53 7-36 3-16 36-181 66 3 134 20 134 84 0 5 0 11-2 22-4 14-4 25-4 34 0 55 31 94 71 94 26 0 46-16 61-50 20-39 20-65 29-97 0-11-7-11-9-11-9 0-9 2-11 16-15 67-33 123-68 123-16 0-25-14-25-47 0-14 3-39 7-56 0-9 2-20 2-31 0-92-106-100-150-100 27-20 51-45 73-67 35-39 57-61 88-78-2 5-4 17-4 22 0 11 7 34 31 34s42-28 42-53c0-9-5-34-33-34-47 0-93 48-126 84-53 58-71 72-100 83 3-11 11-58 16-75 4-25 13-72 13-78 0-17-9-25-22-25-2 0-24 0-31 36-23 119-47 238-71 357z">
            <text:p/>
          </draw:path>
          <draw:path draw:style-name="gr4" draw:text-style-name="P5" draw:layer="layout" svg:width="0.198cm" svg:height="0.453cm" svg:x="18.253cm" svg:y="14.123cm" svg:viewBox="0 0 199 454" svg:d="M124 20c0-17-3-20-18-20-33 45-84 45-106 45 0 8 0 16 0 25 13 0 49 0 80-20 0 116 0 232 0 349 0 22 0 30-56 30-6 0-13 0-20 0 0 9 0 17 0 25 9 0 78-2 98-2 15 0 84 2 97 2 0-8 0-16 0-25-8 0-15 0-22 0-53 0-53-8-53-30 0-127 0-253 0-379z">
            <text:p/>
          </draw:path>
          <draw:path draw:style-name="gr4" draw:text-style-name="P5" draw:layer="layout" svg:width="0.516cm" svg:height="0.228cm" svg:x="18.801cm" svg:y="14.072cm" svg:viewBox="0 0 517 229" svg:d="M490 39c11 0 27 0 27-19 0-20-16-20-27-20-154 0-309 0-463 0-12 0-27 0-27 20 0 19 15 19 27 19 154 0 309 0 463 0zM490 229c11 0 27 0 27-20 0-19-16-19-27-19-154 0-309 0-463 0-12 0-27 0-27 19 0 20 15 20 27 20 154 0 309 0 463 0z">
            <text:p/>
          </draw:path>
          <draw:path draw:style-name="gr4" draw:text-style-name="P5" draw:layer="layout" svg:width="0.379cm" svg:height="0.439cm" svg:x="19.62cm" svg:y="14cm" svg:viewBox="0 0 380 440" svg:d="M2 393c-2 14-2 17-2 22 0 17 9 25 22 25 22 0 27-22 33-53 9-36 5-16 38-181 64 3 132 20 132 84 0 5 0 11-2 22-2 14-4 25-4 34 0 55 31 94 73 94 24 0 44-16 59-50 20-39 19-65 29-97 0-11-7-11-9-11-9 0-9 2-11 16-15 67-33 123-68 123-16 0-25-14-25-47 0-14 2-39 7-56 2-9 4-20 4-31 0-92-108-100-152-100 26-20 51-45 73-67 35-39 57-61 88-78 0 5-4 17-4 22 0 11 6 34 31 34 24 0 42-28 42-53 0-9-5-34-31-34-49 0-93 48-128 84-53 58-71 72-100 83 2-11 11-58 16-75 4-25 13-72 13-78 0-17-9-25-22-25-2 0-24 0-31 36-24 119-47 238-71 357z">
            <text:p/>
          </draw:path>
        </draw:g>
        <draw:g>
          <svg:title>TexMaths</svg:title>
          <svg:desc>28§display§\Delta v = 0.000023§svg§600§FALSE§</svg:desc>
          <draw:path draw:style-name="gr3" draw:text-style-name="P4" draw:layer="layout" svg:width="6.212cm" svg:height="0.619cm" svg:x="0.503cm" svg:y="9.33cm" svg:viewBox="0 0 6213 620" svg:d="M0 0c2071 0 4142 0 6213 0 0 207 0 413 0 620-2071 0-4142 0-6213 0 0-207 0-413 0-620z">
            <text:p/>
          </draw:path>
          <draw:path draw:style-name="gr4" draw:text-style-name="P5" draw:layer="layout" svg:width="0.724cm" svg:height="0.697cm" svg:x="0.5cm" svg:y="9.28cm" svg:viewBox="0 0 725 698" svg:d="M386 17c-5-11-8-17-25-17s-20 6-25 17c-111 220-222 441-333 661-3 9-3 11-3 14 0 6 6 6 20 6 227 0 455 0 682 0 17 0 23 0 23-6 0-3 0-5-6-14-111-220-222-441-333-661zM330 98c88 175 176 351 263 527-176 0-352 0-529 0 89-176 178-352 266-527z">
            <text:p/>
          </draw:path>
          <draw:path draw:style-name="gr4" draw:text-style-name="P5" draw:layer="layout" svg:width="0.43cm" svg:height="0.44cm" svg:x="1.3cm" svg:y="9.548cm" svg:viewBox="0 0 431 441" svg:d="M431 67c0-53-25-67-42-67-25 0-50 25-50 47 0 12 5 17 16 28 20 20 34 45 34 81 0 39-59 263-174 263-50 0-72-34-72-84 0-56 25-126 56-207 5-16 11-30 11-50 0-42-31-78-81-78-93 0-129 140-129 151 0 8 8 8 11 8 11 0 11-3 17-17 28-97 70-122 98-122 8 0 25 0 25 33 0 22-8 50-17 67-42 114-56 159-56 201 0 106 87 120 132 120 165 0 221-324 221-374z">
            <text:p/>
          </draw:path>
          <draw:path draw:style-name="gr4" draw:text-style-name="P5" draw:layer="layout" svg:width="0.651cm" svg:height="0.228cm" svg:x="2.112cm" svg:y="9.62cm" svg:viewBox="0 0 652 229" svg:d="M621 39c14 0 31 0 31-19 0-20-17-20-31-20-197 0-393 0-590 0-11 0-31 0-31 20 0 19 20 19 34 19 195 0 391 0 587 0zM621 229c14 0 31 0 31-20 0-19-17-19-31-19-196 0-392 0-587 0-14 0-34 0-34 19 0 20 20 20 31 20 197 0 393 0 590 0z">
            <text:p/>
          </draw:path>
          <draw:path draw:style-name="gr4" draw:text-style-name="P5" draw:layer="layout" svg:width="0.413cm" svg:height="0.672cm" svg:x="3.133cm" svg:y="9.327cm" svg:viewBox="0 0 414 673" svg:d="M414 338c0-78-5-154-39-226-48-95-126-112-168-112-59 0-131 28-171 117-33 67-36 143-36 221 0 75 3 162 45 237 42 78 112 98 159 98 53 0 129-20 174-115 31-67 36-142 36-220zM204 650c-36 0-95-22-112-117-11-59-11-148-11-206 0-62 0-126 9-179 16-117 92-126 114-126 34 0 98 17 118 115 8 56 8 128 8 190 0 72 0 139-8 203-17 92-73 120-118 120z">
            <text:p/>
          </draw:path>
          <draw:path draw:style-name="gr4" draw:text-style-name="P5" draw:layer="layout" svg:width="0.103cm" svg:height="0.102cm" svg:x="3.671cm" svg:y="9.874cm" svg:viewBox="0 0 104 103" svg:d="M104 53c0-28-24-53-54-53-29 0-50 25-50 53s21 50 50 50c30 0 54-22 54-50z">
            <text:p/>
          </draw:path>
          <draw:path draw:style-name="gr4" draw:text-style-name="P5" draw:layer="layout" svg:width="0.413cm" svg:height="0.672cm" svg:x="3.897cm" svg:y="9.327cm" svg:viewBox="0 0 414 673" svg:d="M414 338c0-78-5-154-39-226-45-95-126-112-168-112-59 0-131 28-171 117-30 67-36 143-36 221 0 75 3 162 45 237 42 78 112 98 162 98 53 0 126-20 171-115 31-67 36-142 36-220zM207 650c-39 0-98-22-115-117-11-59-11-148-11-206 0-62 0-126 9-179 19-117 92-126 117-126 31 0 95 17 115 115 11 56 11 128 11 190 0 72 0 139-11 203-14 92-70 120-115 120z">
            <text:p/>
          </draw:path>
          <draw:path draw:style-name="gr4" draw:text-style-name="P5" draw:layer="layout" svg:width="0.41cm" svg:height="0.672cm" svg:x="4.39cm" svg:y="9.327cm" svg:viewBox="0 0 411 673" svg:d="M411 338c0-78-2-154-39-226-45-95-126-112-165-112-59 0-131 28-171 117-33 67-36 143-36 221 0 75 3 162 42 237 42 78 115 98 162 98 53 0 129-20 171-115 34-67 36-142 36-220zM204 650c-36 0-95-22-112-117-11-59-11-148-11-206 0-62 0-126 9-179 16-117 92-126 114-126 34 0 98 17 118 115 8 56 8 128 8 190 0 72 0 139-11 203-14 92-70 120-115 120z">
            <text:p/>
          </draw:path>
          <draw:path draw:style-name="gr4" draw:text-style-name="P5" draw:layer="layout" svg:width="0.413cm" svg:height="0.672cm" svg:x="4.88cm" svg:y="9.327cm" svg:viewBox="0 0 414 673" svg:d="M414 338c0-78-5-154-39-226-45-95-126-112-168-112-59 0-129 28-171 117-30 67-36 143-36 221 0 75 6 162 45 237 42 78 115 98 162 98 53 0 129-20 171-115 31-67 36-142 36-220zM207 650c-39 0-95-22-115-117-11-59-11-148-11-206 0-62 0-126 9-179 19-117 92-126 117-126 34 0 98 17 115 115 11 56 11 128 11 190 0 72 0 139-11 203-14 92-70 120-115 120z">
            <text:p/>
          </draw:path>
          <draw:path draw:style-name="gr4" draw:text-style-name="P5" draw:layer="layout" svg:width="0.413cm" svg:height="0.672cm" svg:x="5.372cm" svg:y="9.327cm" svg:viewBox="0 0 414 673" svg:d="M414 338c0-78-5-154-39-226-45-95-126-112-168-112-59 0-131 28-171 117-30 67-36 143-36 221 0 75 3 162 45 237 42 78 112 98 162 98 53 0 126-20 171-115 31-67 36-142 36-220zM207 650c-39 0-98-22-115-117-11-59-11-148-11-206 0-62 0-126 9-179 19-117 92-126 117-126 31 0 95 17 115 115 11 56 11 128 11 190 0 72 0 139-11 203-17 92-73 120-115 120z">
            <text:p/>
          </draw:path>
          <draw:path draw:style-name="gr4" draw:text-style-name="P5" draw:layer="layout" svg:width="0.394cm" svg:height="0.649cm" svg:x="5.873cm" svg:y="9.327cm" svg:viewBox="0 0 395 650" svg:d="M76 575c35-34 70-67 106-101 151-134 213-187 213-284 0-112-90-190-210-190-112 0-185 92-185 179 0 53 50 53 53 53 17 0 51-12 51-51 0-25-17-50-51-50-8 0-11 0-14 0 23-64 76-100 135-100 86 0 131 81 131 159s-50 156-104 217c-63 69-126 138-190 207-11 11-11 14-11 36 122 0 244 0 367 0 9-57 18-113 28-170-9 0-17 0-26 0-5 31-11 73-22 89-6 6-73 6-92 6-60 0-120 0-179 0z">
            <text:p/>
          </draw:path>
          <draw:path draw:style-name="gr4" draw:text-style-name="P5" draw:layer="layout" svg:width="0.408cm" svg:height="0.672cm" svg:x="6.357cm" svg:y="9.327cm" svg:viewBox="0 0 409 673" svg:d="M243 307c82-25 140-95 140-170 0-81-86-137-182-137-100 0-173 59-173 134 0 33 20 50 50 50 31 0 51-19 51-50 0-47-48-47-62-47 31-48 95-62 129-62 42 0 95 22 95 109 0 14-3 70-28 112-28 47-62 50-87 50-8 3-30 3-39 3-5 2-14 2-14 14 0 8 9 8 25 8 14 0 28 0 42 0 81 0 118 67 118 165 0 131-67 159-112 159-42 0-115-17-151-73 36 3 67-17 67-56 0-33-28-53-56-53-25 0-56 14-56 56 0 89 92 154 199 154 120 0 210-90 210-187 0-81-62-157-166-179z">
            <text:p/>
          </draw:path>
        </draw:g>
        <draw:g>
          <svg:title>TexMaths</svg:title>
          <svg:desc>28§display§\Delta v = 0.0001§svg§600§FALSE§</svg:desc>
          <draw:path draw:style-name="gr3" draw:text-style-name="P4" draw:layer="layout" svg:width="5.19cm" svg:height="0.619cm" svg:x="21.506cm" svg:y="14.173cm" svg:viewBox="0 0 5191 620" svg:d="M0 0c1730 0 3461 0 5191 0 0 207 0 413 0 620-1730 0-3461 0-5191 0 0-207 0-413 0-620z">
            <text:p/>
          </draw:path>
          <draw:path draw:style-name="gr4" draw:text-style-name="P5" draw:layer="layout" svg:width="0.724cm" svg:height="0.697cm" svg:x="21.503cm" svg:y="14.123cm" svg:viewBox="0 0 725 698" svg:d="M386 17c-5-11-8-17-25-17s-20 6-25 17c-111 220-222 441-333 661-3 9-3 11-3 14 0 6 6 6 20 6 227 0 455 0 682 0 17 0 23 0 23-6 0-3 0-5-6-14-111-220-222-441-333-661zM330 98c88 175 176 351 263 527-176 0-352 0-529 0 89-176 178-352 266-527z">
            <text:p/>
          </draw:path>
          <draw:path draw:style-name="gr4" draw:text-style-name="P5" draw:layer="layout" svg:width="0.43cm" svg:height="0.44cm" svg:x="22.303cm" svg:y="14.391cm" svg:viewBox="0 0 431 441" svg:d="M431 67c0-53-25-67-42-67-25 0-50 25-50 47 0 12 5 17 16 28 20 20 34 45 34 81 0 39-59 263-176 263-48 0-73-34-73-84 0-56 28-126 59-207 5-16 11-30 11-50 0-42-31-78-81-78-93 0-129 140-129 151 0 8 8 8 11 8 11 0 11-3 17-17 28-97 70-122 98-122 8 0 25 0 25 33 0 22-11 50-17 67-42 114-56 159-56 201 0 106 87 120 132 120 165 0 221-324 221-374z">
            <text:p/>
          </draw:path>
          <draw:path draw:style-name="gr4" draw:text-style-name="P5" draw:layer="layout" svg:width="0.651cm" svg:height="0.228cm" svg:x="23.115cm" svg:y="14.463cm" svg:viewBox="0 0 652 229" svg:d="M618 39c17 0 34 0 34-19 0-20-17-20-31-20-197 0-393 0-590 0-14 0-31 0-31 20 0 19 17 19 34 19 195 0 389 0 584 0zM621 229c14 0 31 0 31-20 0-19-17-19-34-19-195 0-389 0-584 0-17 0-34 0-34 19 0 20 17 20 31 20 197 0 393 0 590 0z">
            <text:p/>
          </draw:path>
          <draw:path draw:style-name="gr4" draw:text-style-name="P5" draw:layer="layout" svg:width="0.41cm" svg:height="0.672cm" svg:x="24.136cm" svg:y="14.17cm" svg:viewBox="0 0 411 673" svg:d="M411 338c0-78-2-154-39-226-45-95-126-112-165-112-59 0-131 28-171 117-33 67-36 143-36 221 0 75 3 162 42 237 42 78 115 98 162 98 53 0 129-20 171-115 34-67 36-142 36-220zM204 650c-36 0-95-22-112-117-11-59-11-148-11-206 0-62 0-126 6-179 19-117 95-126 117-126 34 0 98 17 118 115 8 56 8 128 8 190 0 72 0 139-11 203-14 92-70 120-115 120z">
            <text:p/>
          </draw:path>
          <draw:path draw:style-name="gr4" draw:text-style-name="P5" draw:layer="layout" svg:width="0.103cm" svg:height="0.102cm" svg:x="24.673cm" svg:y="14.717cm" svg:viewBox="0 0 104 103" svg:d="M104 53c0-28-26-53-54-53s-50 25-50 53 22 50 50 50 54-22 54-50z">
            <text:p/>
          </draw:path>
          <draw:path draw:style-name="gr4" draw:text-style-name="P5" draw:layer="layout" svg:width="0.413cm" svg:height="0.672cm" svg:x="24.9cm" svg:y="14.17cm" svg:viewBox="0 0 414 673" svg:d="M414 338c0-78-5-154-39-226-48-95-126-112-168-112-59 0-131 28-171 117-33 67-36 143-36 221 0 75 3 162 45 237 42 78 112 98 159 98 53 0 129-20 174-115 31-67 36-142 36-220zM204 650c-36 0-95-22-112-117-11-59-11-148-11-206 0-62 0-126 9-179 16-117 92-126 114-126 34 0 98 17 118 115 8 56 8 128 8 190 0 72 0 139-8 203-17 92-73 120-118 120z">
            <text:p/>
          </draw:path>
          <draw:path draw:style-name="gr4" draw:text-style-name="P5" draw:layer="layout" svg:width="0.413cm" svg:height="0.672cm" svg:x="25.39cm" svg:y="14.17cm" svg:viewBox="0 0 414 673" svg:d="M414 338c0-78-5-154-39-226-45-95-126-112-168-112-59 0-129 28-171 117-30 67-36 143-36 221 0 75 6 162 45 237 42 78 115 98 162 98 53 0 129-20 171-115 31-67 36-142 36-220zM207 650c-39 0-95-22-115-117-11-59-11-148-11-206 0-62 0-126 9-179 19-117 92-126 117-126 34 0 98 17 118 115 8 56 8 128 8 190 0 72 0 139-11 203-14 92-70 120-115 120z">
            <text:p/>
          </draw:path>
          <draw:path draw:style-name="gr4" draw:text-style-name="P5" draw:layer="layout" svg:width="0.413cm" svg:height="0.672cm" svg:x="25.882cm" svg:y="14.17cm" svg:viewBox="0 0 414 673" svg:d="M414 338c0-78-5-154-39-226-45-95-126-112-168-112-59 0-131 28-171 117-30 67-36 143-36 221 0 75 3 162 45 237 42 78 112 98 162 98 53 0 126-20 171-115 31-67 36-142 36-220zM207 650c-39 0-98-22-115-117-11-59-11-148-11-206 0-62 0-126 9-179 19-117 92-126 117-126 31 0 95 17 115 115 11 56 11 128 11 190 0 72 0 139-11 203-14 92-73 120-115 120z">
            <text:p/>
          </draw:path>
          <draw:path draw:style-name="gr4" draw:text-style-name="P5" draw:layer="layout" svg:width="0.324cm" svg:height="0.649cm" svg:x="26.422cm" svg:y="14.17cm" svg:viewBox="0 0 325 650" svg:d="M201 28c0-25 0-28-22-28-61 64-148 64-179 64 0 10 0 21 0 31 20 0 78 0 129-25 0 168 0 337 0 505 0 33-3 45-93 45-10 0-20 0-30 0 0 10 0 20 0 30 33-3 120-3 159-3s126 0 160 3c0-10 0-20 0-30-11 0-21 0-31 0-90 0-93-9-93-45 0-182 0-365 0-547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2:51:56.938620993</meta:creation-date>
    <dc:date>2024-03-06T19:15:10.837904460</dc:date>
    <meta:editing-duration>PT6H19S</meta:editing-duration>
    <meta:editing-cycles>11</meta:editing-cycles>
    <meta:generator>LibreOffice/7.3.7.2$Linux_X86_64 LibreOffice_project/30$Build-2</meta:generator>
    <meta:document-statistic meta:object-count="202"/>
  </office:meta>
</office:document-meta>
</file>